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Courier New', monospace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198in"/>
      <style:text-properties fo:color="#f8f8f2" style:font-name="Consolas" fo:font-size="10.5pt" fo:font-weight="normal" fo:background-color="#fffff0"/>
    </style:style>
    <style:style style:name="P2" style:family="paragraph" style:parent-style-name="Standard">
      <style:paragraph-properties style:line-height-at-least="0.198in"/>
      <style:text-properties fo:color="#f8f8f2" fo:background-color="#fffff0"/>
    </style:style>
    <style:style style:name="P3" style:family="paragraph" style:parent-style-name="Standard">
      <style:paragraph-properties style:line-height-at-least="0.198in"/>
      <style:text-properties fo:color="#88846f" style:font-name="Consolas" fo:font-size="10.5pt" fo:font-weight="normal" fo:background-color="#fffff0"/>
    </style:style>
    <style:style style:name="P4" style:family="paragraph" style:parent-style-name="Standard">
      <style:paragraph-properties style:line-height-at-least="0.198in"/>
      <style:text-properties fo:color="#88846f" fo:background-color="#fffff0"/>
    </style:style>
    <style:style style:name="P5" style:family="paragraph" style:parent-style-name="Standard">
      <style:paragraph-properties style:line-height-at-least="0.198in"/>
      <style:text-properties fo:background-color="#fffff0"/>
    </style:style>
    <style:style style:name="P6" style:family="paragraph" style:parent-style-name="Standard">
      <style:paragraph-properties fo:margin-top="0in" fo:margin-bottom="0.1965in" loext:contextual-spacing="false" style:line-height-at-least="0.198in"/>
      <style:text-properties fo:color="#f8f8f2" style:font-name="Consolas" fo:font-size="10.5pt" fo:font-weight="normal" fo:background-color="#272822"/>
    </style:style>
    <style:style style:name="P7" style:family="paragraph" style:parent-style-name="Standard">
      <style:paragraph-properties fo:margin-top="0in" fo:margin-bottom="0.1965in" loext:contextual-spacing="false" style:line-height-at-least="0.198in"/>
      <style:text-properties fo:color="#f8f8f2" style:font-name="Consolas" fo:font-size="10.5pt" fo:font-weight="normal" fo:background-color="#fffff0"/>
    </style:style>
    <style:style style:name="P8" style:family="paragraph" style:parent-style-name="Standard">
      <style:paragraph-properties fo:margin-top="0in" fo:margin-bottom="0.1965in" loext:contextual-spacing="false" style:line-height-at-least="0.198in"/>
      <style:text-properties fo:background-color="#fffff0"/>
    </style:style>
    <style:style style:name="T1" style:family="text">
      <style:text-properties fo:color="#f92672"/>
    </style:style>
    <style:style style:name="T2" style:family="text">
      <style:text-properties fo:color="#f92672" style:font-name="Consolas" fo:font-size="10.5pt" fo:font-weight="normal"/>
    </style:style>
    <style:style style:name="T3" style:family="text">
      <style:text-properties style:font-name="Consolas" fo:font-size="10.5pt" fo:font-weight="normal"/>
    </style:style>
    <style:style style:name="T4" style:family="text">
      <style:text-properties fo:color="#66d9ef"/>
    </style:style>
    <style:style style:name="T5" style:family="text">
      <style:text-properties fo:color="#66d9ef" style:font-name="Consolas" fo:font-size="10.5pt" fo:font-style="italic" fo:font-weight="normal"/>
    </style:style>
    <style:style style:name="T6" style:family="text">
      <style:text-properties fo:color="#66d9ef" style:font-name="Consolas" fo:font-size="10.5pt" fo:font-weight="normal"/>
    </style:style>
    <style:style style:name="T7" style:family="text">
      <style:text-properties fo:color="#66d9ef" fo:font-style="italic"/>
    </style:style>
    <style:style style:name="T8" style:family="text">
      <style:text-properties fo:color="#ae81ff"/>
    </style:style>
    <style:style style:name="T9" style:family="text">
      <style:text-properties fo:color="#ae81ff" style:font-name="Consolas" fo:font-size="10.5pt" fo:font-weight="normal"/>
    </style:style>
    <style:style style:name="T10" style:family="text">
      <style:text-properties fo:color="#a6e22e"/>
    </style:style>
    <style:style style:name="T11" style:family="text">
      <style:text-properties fo:color="#a6e22e" style:font-name="Consolas" fo:font-size="10.5pt" fo:font-weight="normal"/>
    </style:style>
    <style:style style:name="T12" style:family="text">
      <style:text-properties fo:color="#88846f" style:font-name="Consolas" fo:font-size="10.5pt" fo:font-weight="normal"/>
    </style:style>
    <style:style style:name="T13" style:family="text">
      <style:text-properties fo:color="#fd971f" fo:font-style="italic"/>
    </style:style>
    <style:style style:name="T14" style:family="text">
      <style:text-properties fo:background-color="#fffff0" loext:char-shading-value="0"/>
    </style:style>
    <style:style style:name="T15" style:family="text">
      <style:text-properties fo:background-color="#fffff0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body</text:span> {</text:p>
      <text:p text:style-name="P2">    <text:span text:style-name="T5">font-family</text:span><text:span text:style-name="T3">: liberation </text:span><text:span text:style-name="T6">serif</text:span><text:span text:style-name="T3">;</text:span></text:p>
      <text:p text:style-name="P2">    <text:span text:style-name="T5">background-color</text:span><text:span text:style-name="T3">:  </text:span><text:span text:style-name="T9">#e7e9e1</text:span><text:span text:style-name="T3">;</text:span></text:p>
      <text:p text:style-name="P2">    <text:span text:style-name="T5">overflow-x</text:span><text:span text:style-name="T3">: </text:span><text:span text:style-name="T6">hidden</text:span><text:span text:style-name="T3">;</text:span></text:p>
      <text:p text:style-name="P2">    <text:span text:style-name="T5">color</text:span><text:span text:style-name="T3">: </text:span><text:span text:style-name="T9">#454148</text:span><text:span text:style-name="T3">;</text:span></text:p>
      <text:p text:style-name="P1">}</text:p>
      <text:p text:style-name="P5"/>
      <text:p text:style-name="P3">/* Header/Navbar */</text:p>
      <text:p text:style-name="P5"/>
      <text:p text:style-name="P3">/* Nav Links */</text:p>
      <text:p text:style-name="P1"><text:span text:style-name="T10">#navigation</text:span>{</text:p>
      <text:p text:style-name="P2">    <text:span text:style-name="T5">font-weight</text:span><text:span text:style-name="T3">: </text:span><text:span text:style-name="T9">700</text:span><text:span text:style-name="T3">;</text:span></text:p>
      <text:p text:style-name="P2">    <text:span text:style-name="T5">font-size</text:span><text:span text:style-name="T3">:</text:span><text:span text:style-name="T9">22</text:span><text:span text:style-name="T2">px</text:span><text:span text:style-name="T3">;</text:span></text:p>
      <text:p text:style-name="P2">    <text:span text:style-name="T5">box-shadow</text:span><text:span text:style-name="T3">:</text:span><text:span text:style-name="T9">0</text:span><text:span text:style-name="T3"> </text:span><text:span text:style-name="T9">0</text:span><text:span text:style-name="T3"> </text:span><text:span text:style-name="T9">20</text:span><text:span text:style-name="T2">px</text:span><text:span text:style-name="T3"> </text:span><text:span text:style-name="T9">#454148</text:span><text:span text:style-name="T3">;</text:span></text:p>
      <text:p text:style-name="P2">    <text:span text:style-name="T5">margin</text:span><text:span text:style-name="T3">: </text:span><text:span text:style-name="T9">10</text:span><text:span text:style-name="T2">px</text:span><text:span text:style-name="T3">;</text:span></text:p>
      <text:p text:style-name="P1">}</text:p>
      <text:p text:style-name="P5"/>
      <text:p text:style-name="P1"><text:span text:style-name="T10">.navbar</text:span> <text:span text:style-name="T1">a</text:span><text:span text:style-name="T10">:hover</text:span> {</text:p>
      <text:p text:style-name="P2">    <text:span text:style-name="T5">color</text:span><text:span text:style-name="T3">: </text:span><text:span text:style-name="T6">rgb</text:span><text:span text:style-name="T3">(</text:span><text:span text:style-name="T9">147</text:span><text:span text:style-name="T3">, </text:span><text:span text:style-name="T9">150</text:span><text:span text:style-name="T3">, </text:span><text:span text:style-name="T9">69</text:span><text:span text:style-name="T3">);</text:span></text:p>
      <text:p text:style-name="P1">}</text:p>
      <text:p text:style-name="P5"/>
      <text:p text:style-name="P1"><text:span text:style-name="T10">#search</text:span> {</text:p>
      <text:p text:style-name="P2">    <text:span text:style-name="T5">background-color</text:span><text:span text:style-name="T3">: </text:span><text:span text:style-name="T6">lightgrey</text:span><text:span text:style-name="T3">;</text:span></text:p>
      <text:p text:style-name="P2">    <text:span text:style-name="T5">width</text:span><text:span text:style-name="T3">: </text:span><text:span text:style-name="T9">45</text:span><text:span text:style-name="T2">px</text:span><text:span text:style-name="T3">;</text:span></text:p>
      <text:p text:style-name="P2">        <text:span text:style-name="T5">cursor</text:span><text:span text:style-name="T3">: </text:span><text:span text:style-name="T6">pointer</text:span><text:span text:style-name="T3">;</text:span></text:p>
      <text:p text:style-name="P1">}</text:p>
      <text:p text:style-name="P3">/* .navbar .search-container button {</text:p>
      <text:p text:style-name="P4">    <text:span text:style-name="T3">float: right;</text:span></text:p>
      <text:p text:style-name="P4">    <text:span text:style-name="T3">padding: 6px 10px;</text:span></text:p>
      <text:p text:style-name="P4">    <text:span text:style-name="T3">margin-top: 8px;</text:span></text:p>
      <text:p text:style-name="P4">    <text:span text:style-name="T3">margin-right: 16px;</text:span></text:p>
      <text:p text:style-name="P4">    <text:span text:style-name="T3">background: #ddd;</text:span></text:p>
      <text:p text:style-name="P4">    <text:span text:style-name="T3">font-size: 17px;</text:span></text:p>
      <text:p text:style-name="P4">    <text:span text:style-name="T3">border: none;</text:span></text:p>
      <text:p text:style-name="P4">    <text:span text:style-name="T3">cursor: pointer;</text:span></text:p>
      <text:p text:style-name="P4">  <text:span text:style-name="T3">} */</text:span></text:p>
      <text:p text:style-name="P2">  </text:p>
      <text:p text:style-name="P5"/>
      <text:p text:style-name="P1"><text:span text:style-name="T10">#navbar-logo-words</text:span>{</text:p>
      <text:p text:style-name="P2">    <text:span text:style-name="T5">width</text:span><text:span text:style-name="T3">:</text:span><text:span text:style-name="T9">320</text:span><text:span text:style-name="T2">px</text:span><text:span text:style-name="T3">;</text:span></text:p>
      <text:p text:style-name="P2">    <text:span text:style-name="T5">margin-left</text:span><text:span text:style-name="T3">: </text:span><text:span text:style-name="T9">70</text:span><text:span text:style-name="T2">px</text:span><text:span text:style-name="T3">;</text:span></text:p>
      <text:p text:style-name="P2">    <text:span text:style-name="T5">margin-top</text:span><text:span text:style-name="T3">: </text:span><text:span text:style-name="T9">20</text:span><text:span text:style-name="T2">px</text:span><text:span text:style-name="T3">;</text:span></text:p>
      <text:p text:style-name="P1">}</text:p>
      <text:p text:style-name="P5"/>
      <text:p text:style-name="P1"><text:span text:style-name="T10">#navbar-logo-globe</text:span>{</text:p>
      <text:p text:style-name="P2">    <text:span text:style-name="T5">width</text:span><text:span text:style-name="T3">:</text:span><text:span text:style-name="T9">100</text:span><text:span text:style-name="T2">px</text:span><text:span text:style-name="T3">;</text:span></text:p>
      <text:p text:style-name="P2">    <text:span text:style-name="T5">margin-left</text:span><text:span text:style-name="T3">:</text:span><text:span text:style-name="T9">-190</text:span><text:span text:style-name="T2">px</text:span><text:span text:style-name="T3">;</text:span></text:p>
      <text:p text:style-name="P2"><text:soft-page-break/>    <text:span text:style-name="T5">margin-top</text:span><text:span text:style-name="T3">:</text:span><text:span text:style-name="T9">-65</text:span><text:span text:style-name="T2">px</text:span><text:span text:style-name="T3">;</text:span></text:p>
      <text:p text:style-name="P1">}</text:p>
      <text:p text:style-name="P5"/>
      <text:p text:style-name="P1"><text:span text:style-name="T10">#quote</text:span> {</text:p>
      <text:p text:style-name="P2">    <text:span text:style-name="T5">font-weight</text:span><text:span text:style-name="T3">:</text:span><text:span text:style-name="T9">800</text:span><text:span text:style-name="T3">;</text:span></text:p>
      <text:p text:style-name="P2">    <text:span text:style-name="T5">font-size</text:span><text:span text:style-name="T3">:</text:span><text:span text:style-name="T9">33</text:span><text:span text:style-name="T2">px</text:span><text:span text:style-name="T3">;</text:span></text:p>
      <text:p text:style-name="P2">    <text:span text:style-name="T5">margin-left</text:span><text:span text:style-name="T3">:</text:span><text:span text:style-name="T9">300</text:span><text:span text:style-name="T2">px</text:span><text:span text:style-name="T3">;</text:span></text:p>
      <text:p text:style-name="P2">    <text:span text:style-name="T5">word-spacing</text:span><text:span text:style-name="T3">:</text:span><text:span text:style-name="T9">10</text:span><text:span text:style-name="T2">px</text:span><text:span text:style-name="T3">;</text:span></text:p>
      <text:p text:style-name="P2">    <text:span text:style-name="T5">font-family</text:span><text:span text:style-name="T3">:ink free;</text:span></text:p>
      <text:p text:style-name="P1">}</text:p>
      <text:p text:style-name="P8"/>
      <text:p text:style-name="P3">/* Carousel */</text:p>
      <text:p text:style-name="P8"/>
      <text:p text:style-name="P3">/* Area Around Carousel */</text:p>
      <text:p text:style-name="P1"><text:span text:style-name="T10">.carousel-img</text:span>{</text:p>
      <text:p text:style-name="P2">    <text:span text:style-name="T5">height</text:span><text:span text:style-name="T3">:</text:span><text:span text:style-name="T9">500</text:span><text:span text:style-name="T2">px</text:span><text:span text:style-name="T3">;</text:span></text:p>
      <text:p text:style-name="P2">    <text:span text:style-name="T5">width</text:span><text:span text:style-name="T3">:</text:span><text:span text:style-name="T9">1000</text:span><text:span text:style-name="T2">px</text:span><text:span text:style-name="T3">;</text:span></text:p>
      <text:p text:style-name="P1">}</text:p>
      <text:p text:style-name="P5"/>
      <text:p text:style-name="P1"><text:span text:style-name="T10">.carousel-inner</text:span> {</text:p>
      <text:p text:style-name="P2">    <text:span text:style-name="T12">/* margin-left: 260px; */</text:span></text:p>
      <text:p text:style-name="P2">    <text:span text:style-name="T5">padding-right</text:span><text:span text:style-name="T3">: </text:span><text:span text:style-name="T9">260</text:span><text:span text:style-name="T2">px</text:span><text:span text:style-name="T3">;</text:span></text:p>
      <text:p text:style-name="P1">}</text:p>
      <text:p text:style-name="P5"/>
      <text:p text:style-name="P1"><text:span text:style-name="T10">#car-row</text:span> {</text:p>
      <text:p text:style-name="P2">    <text:span text:style-name="T5">background-image</text:span><text:span text:style-name="T3">: </text:span><text:span text:style-name="T6">linear-gradient</text:span><text:span text:style-name="T3">(</text:span><text:span text:style-name="T2">to</text:span><text:span text:style-name="T3"> </text:span><text:span text:style-name="T6">bottom</text:span><text:span text:style-name="T3"> </text:span><text:span text:style-name="T6">right</text:span><text:span text:style-name="T3">, </text:span><text:span text:style-name="T6">rgba</text:span><text:span text:style-name="T3">(</text:span><text:span text:style-name="T9">202</text:span><text:span text:style-name="T3">, </text:span><text:span text:style-name="T9">209</text:span><text:span text:style-name="T3">, </text:span><text:span text:style-name="T9">202</text:span><text:span text:style-name="T3">, </text:span><text:span text:style-name="T9">0.664</text:span><text:span text:style-name="T3">), </text:span><text:span text:style-name="T6">rgb</text:span><text:span text:style-name="T3">(</text:span><text:span text:style-name="T9">204</text:span><text:span text:style-name="T3">, </text:span><text:span text:style-name="T9">209</text:span><text:span text:style-name="T3">, </text:span><text:span text:style-name="T9">187</text:span><text:span text:style-name="T3">), </text:span><text:span text:style-name="T6">rgba</text:span><text:span text:style-name="T3">(</text:span><text:span text:style-name="T9">240</text:span><text:span text:style-name="T3">, </text:span><text:span text:style-name="T9">240</text:span><text:span text:style-name="T3">, </text:span><text:span text:style-name="T9">162</text:span><text:span text:style-name="T3">, </text:span><text:span text:style-name="T9">0.712</text:span><text:span text:style-name="T3">),</text:span><text:span text:style-name="T6">rgba</text:span><text:span text:style-name="T3">(</text:span><text:span text:style-name="T9">202</text:span><text:span text:style-name="T3">, </text:span><text:span text:style-name="T9">209</text:span><text:span text:style-name="T3">, </text:span><text:span text:style-name="T9">202</text:span><text:span text:style-name="T3">, </text:span><text:span text:style-name="T9">0.664</text:span><text:span text:style-name="T3">), </text:span><text:span text:style-name="T6">rgb</text:span><text:span text:style-name="T3">(</text:span><text:span text:style-name="T9">204</text:span><text:span text:style-name="T3">, </text:span><text:span text:style-name="T9">209</text:span><text:span text:style-name="T3">, </text:span><text:span text:style-name="T9">187</text:span><text:span text:style-name="T3">), </text:span><text:span text:style-name="T6">rgba</text:span><text:span text:style-name="T3">(</text:span><text:span text:style-name="T9">240</text:span><text:span text:style-name="T3">, </text:span><text:span text:style-name="T9">240</text:span><text:span text:style-name="T3">, </text:span><text:span text:style-name="T9">162</text:span><text:span text:style-name="T3">, </text:span><text:span text:style-name="T9">0.712</text:span><text:span text:style-name="T3">));</text:span></text:p>
      <text:p text:style-name="P2">    <text:span text:style-name="T5">border</text:span><text:span text:style-name="T3">: </text:span><text:span text:style-name="T9">1</text:span><text:span text:style-name="T2">px</text:span><text:span text:style-name="T3"> </text:span><text:span text:style-name="T6">solid</text:span><text:span text:style-name="T3"> </text:span><text:span text:style-name="T6">grey</text:span><text:span text:style-name="T3">;</text:span></text:p>
      <text:p text:style-name="P2">    <text:span text:style-name="T5">margin</text:span><text:span text:style-name="T3">: </text:span><text:span text:style-name="T9">10</text:span><text:span text:style-name="T2">px</text:span><text:span text:style-name="T3"> </text:span><text:span text:style-name="T9">20</text:span><text:span text:style-name="T2">px</text:span><text:span text:style-name="T3"> </text:span><text:span text:style-name="T9">0</text:span><text:span text:style-name="T2">px</text:span><text:span text:style-name="T3"> </text:span><text:span text:style-name="T9">20</text:span><text:span text:style-name="T2">px</text:span><text:span text:style-name="T3">;</text:span></text:p>
      <text:p text:style-name="P2">    <text:span text:style-name="T5">padding</text:span><text:span text:style-name="T3">: </text:span><text:span text:style-name="T9">20</text:span><text:span text:style-name="T2">px</text:span><text:span text:style-name="T3"> </text:span><text:span text:style-name="T9">0</text:span><text:span text:style-name="T2">px</text:span><text:span text:style-name="T3"> </text:span><text:span text:style-name="T9">20</text:span><text:span text:style-name="T2">px</text:span><text:span text:style-name="T3"> </text:span><text:span text:style-name="T9">0</text:span><text:span text:style-name="T2">px</text:span><text:span text:style-name="T3">;</text:span></text:p>
      <text:p text:style-name="P1">}</text:p>
      <text:p text:style-name="P5"/>
      <text:p text:style-name="P3">/* Mission Statement */</text:p>
      <text:p text:style-name="P1"><text:span text:style-name="T10">#about-us</text:span>{</text:p>
      <text:p text:style-name="P2">    <text:span text:style-name="T5">margin-top</text:span><text:span text:style-name="T3">: </text:span><text:span text:style-name="T9">3</text:span><text:span text:style-name="T2">%</text:span><text:span text:style-name="T3">;</text:span></text:p>
      <text:p text:style-name="P2">    <text:span text:style-name="T5">margin-left</text:span><text:span text:style-name="T3">:</text:span><text:span text:style-name="T9">2</text:span><text:span text:style-name="T2">%</text:span><text:span text:style-name="T3">;</text:span></text:p>
      <text:p text:style-name="P2">    <text:span text:style-name="T5">margin-right</text:span><text:span text:style-name="T3">:</text:span><text:span text:style-name="T9">2</text:span><text:span text:style-name="T2">%</text:span><text:span text:style-name="T3">;</text:span></text:p>
      <text:p text:style-name="P2">    <text:span text:style-name="T5">margin-bottom</text:span><text:span text:style-name="T3">:</text:span><text:span text:style-name="T9">2</text:span><text:span text:style-name="T2">%</text:span><text:span text:style-name="T3">;</text:span></text:p>
      <text:p text:style-name="P2">    <text:span text:style-name="T5">padding-left</text:span><text:span text:style-name="T3">:</text:span><text:span text:style-name="T9">1</text:span><text:span text:style-name="T2">%</text:span><text:span text:style-name="T3">;</text:span></text:p>
      <text:p text:style-name="P2">    <text:span text:style-name="T5">padding-right</text:span><text:span text:style-name="T3">:</text:span><text:span text:style-name="T9">1</text:span><text:span text:style-name="T2">%</text:span><text:span text:style-name="T3">;</text:span></text:p>
      <text:p text:style-name="P2">    <text:span text:style-name="T5">background-color</text:span><text:span text:style-name="T3">:</text:span><text:span text:style-name="T6">white</text:span><text:span text:style-name="T3">;</text:span></text:p>
      <text:p text:style-name="P2">    <text:span text:style-name="T5">text-align</text:span><text:span text:style-name="T3">:</text:span><text:span text:style-name="T6">justify</text:span><text:span text:style-name="T3">;</text:span></text:p>
      <text:p text:style-name="P2">    <text:span text:style-name="T5">box-shadow</text:span><text:span text:style-name="T3">: </text:span><text:span text:style-name="T9">0</text:span><text:span text:style-name="T3"> </text:span><text:span text:style-name="T9">0</text:span><text:span text:style-name="T3"> </text:span><text:span text:style-name="T9">20</text:span><text:span text:style-name="T2">px</text:span><text:span text:style-name="T3"> </text:span><text:span text:style-name="T6">grey</text:span><text:span text:style-name="T3">;</text:span></text:p>
      <text:p text:style-name="P1">}</text:p>
      <text:p text:style-name="P5"><text:soft-page-break/></text:p>
      <text:p text:style-name="P1"><text:span text:style-name="T1">em</text:span> {</text:p>
      <text:p text:style-name="P2">    <text:span text:style-name="T5">font-style</text:span><text:span text:style-name="T3">: </text:span><text:span text:style-name="T6">italic</text:span><text:span text:style-name="T3">;</text:span></text:p>
      <text:p text:style-name="P5"/>
      <text:p text:style-name="P1">}</text:p>
      <text:p text:style-name="P5"/>
      <text:p text:style-name="P3">/* Animal Profiles */</text:p>
      <text:p text:style-name="P1"><text:span text:style-name="T10">.profile-image</text:span>{</text:p>
      <text:p text:style-name="P2">    <text:span text:style-name="T5">width</text:span><text:span text:style-name="T3">:</text:span><text:span text:style-name="T9">200</text:span><text:span text:style-name="T2">px</text:span><text:span text:style-name="T3">;</text:span></text:p>
      <text:p text:style-name="P2">    <text:span text:style-name="T5">margin-right</text:span><text:span text:style-name="T3">:</text:span><text:span text:style-name="T9">50</text:span><text:span text:style-name="T2">px</text:span><text:span text:style-name="T3">;</text:span></text:p>
      <text:p text:style-name="P2">    <text:span text:style-name="T5">box-shadow</text:span><text:span text:style-name="T3">: </text:span><text:span text:style-name="T9">0</text:span><text:span text:style-name="T3"> </text:span><text:span text:style-name="T9">4</text:span><text:span text:style-name="T2">px</text:span><text:span text:style-name="T3"> </text:span><text:span text:style-name="T9">8</text:span><text:span text:style-name="T2">px</text:span><text:span text:style-name="T3"> </text:span><text:span text:style-name="T9">0</text:span><text:span text:style-name="T3"> </text:span><text:span text:style-name="T6">rgba</text:span><text:span text:style-name="T3">(</text:span><text:span text:style-name="T9">0</text:span><text:span text:style-name="T3">,</text:span><text:span text:style-name="T9">0</text:span><text:span text:style-name="T3">,</text:span><text:span text:style-name="T9">0</text:span><text:span text:style-name="T3">,</text:span><text:span text:style-name="T9">0.2</text:span><text:span text:style-name="T3">),</text:span><text:span text:style-name="T9">0</text:span><text:span text:style-name="T3"> </text:span><text:span text:style-name="T9">6</text:span><text:span text:style-name="T2">px</text:span><text:span text:style-name="T3"> </text:span><text:span text:style-name="T9">20</text:span><text:span text:style-name="T2">px</text:span><text:span text:style-name="T3"> </text:span><text:span text:style-name="T9">0</text:span><text:span text:style-name="T3"> </text:span><text:span text:style-name="T6">rgba</text:span><text:span text:style-name="T3">(</text:span><text:span text:style-name="T9">0</text:span><text:span text:style-name="T3">,</text:span><text:span text:style-name="T9">0</text:span><text:span text:style-name="T3">,</text:span><text:span text:style-name="T9">0</text:span><text:span text:style-name="T3">,</text:span><text:span text:style-name="T9">0.19</text:span><text:span text:style-name="T3">);</text:span></text:p>
      <text:p text:style-name="P1">}</text:p>
      <text:p text:style-name="P5"/>
      <text:p text:style-name="P1"><text:span text:style-name="T10">.info-card</text:span> <text:span text:style-name="T1">button</text:span> {</text:p>
      <text:p text:style-name="P2">    <text:span text:style-name="T5">background-color</text:span><text:span text:style-name="T3">: </text:span><text:span text:style-name="T6">rgba</text:span><text:span text:style-name="T3">(</text:span><text:span text:style-name="T9">108</text:span><text:span text:style-name="T3">, </text:span><text:span text:style-name="T9">109</text:span><text:span text:style-name="T3">, </text:span><text:span text:style-name="T9">71</text:span><text:span text:style-name="T3">, </text:span><text:span text:style-name="T9">0.534</text:span><text:span text:style-name="T3">);</text:span></text:p>
      <text:p text:style-name="P2">    </text:p>
      <text:p text:style-name="P1">}</text:p>
      <text:p text:style-name="P5"/>
      <text:p text:style-name="P1"><text:span text:style-name="T10">.card-img</text:span> {</text:p>
      <text:p text:style-name="P2">   <text:span text:style-name="T5">border</text:span><text:span text:style-name="T3">: </text:span><text:span text:style-name="T9">2</text:span><text:span text:style-name="T2">px</text:span><text:span text:style-name="T3"> </text:span><text:span text:style-name="T6">solid</text:span><text:span text:style-name="T3"> </text:span><text:span text:style-name="T6">darkcyan</text:span><text:span text:style-name="T3">;</text:span></text:p>
      <text:p text:style-name="P1">}</text:p>
      <text:p text:style-name="P5"/>
      <text:p text:style-name="P3">/* Profile Modal */</text:p>
      <text:p text:style-name="P5"/>
      <text:p text:style-name="P1"><text:span text:style-name="T10">.modal</text:span> {</text:p>
      <text:p text:style-name="P2">    <text:span text:style-name="T5">display</text:span><text:span text:style-name="T3">: </text:span><text:span text:style-name="T6">none</text:span><text:span text:style-name="T3">; </text:span><text:span text:style-name="T12">/* Hidden by default */</text:span></text:p>
      <text:p text:style-name="P2">    <text:span text:style-name="T5">position</text:span><text:span text:style-name="T3">: </text:span><text:span text:style-name="T6">fixed</text:span><text:span text:style-name="T3">; </text:span></text:p>
      <text:p text:style-name="P2">    <text:span text:style-name="T5">z-index</text:span><text:span text:style-name="T3">: </text:span><text:span text:style-name="T9">1</text:span><text:span text:style-name="T3">; </text:span></text:p>
      <text:p text:style-name="P2">    <text:span text:style-name="T5">padding-top</text:span><text:span text:style-name="T3">: </text:span><text:span text:style-name="T9">10</text:span><text:span text:style-name="T2">px</text:span><text:span text:style-name="T3">; </text:span><text:span text:style-name="T12">/* Location of the box */</text:span></text:p>
      <text:p text:style-name="P2">    <text:span text:style-name="T5">width</text:span><text:span text:style-name="T3">: </text:span><text:span text:style-name="T9">100</text:span><text:span text:style-name="T2">%</text:span><text:span text:style-name="T3">; </text:span><text:span text:style-name="T12">/* Full width */</text:span></text:p>
      <text:p text:style-name="P2">    <text:span text:style-name="T5">height</text:span><text:span text:style-name="T3">: </text:span><text:span text:style-name="T9">100</text:span><text:span text:style-name="T2">%</text:span><text:span text:style-name="T3">; </text:span><text:span text:style-name="T12">/* Full height */</text:span></text:p>
      <text:p text:style-name="P2">    <text:span text:style-name="T5">overflow</text:span><text:span text:style-name="T3">: </text:span><text:span text:style-name="T6">auto</text:span><text:span text:style-name="T3">; </text:span><text:span text:style-name="T12">/* Enable scroll if needed */</text:span></text:p>
      <text:p text:style-name="P2">    <text:span text:style-name="T5">background-color</text:span><text:span text:style-name="T3">: </text:span><text:span text:style-name="T6">rgba</text:span><text:span text:style-name="T3">(</text:span><text:span text:style-name="T9">0</text:span><text:span text:style-name="T3">,</text:span><text:span text:style-name="T9">0</text:span><text:span text:style-name="T3">,</text:span><text:span text:style-name="T9">0</text:span><text:span text:style-name="T3">,</text:span><text:span text:style-name="T9">0.4</text:span><text:span text:style-name="T3">);  </text:span><text:span text:style-name="T12">/*Black w/ opacity */</text:span></text:p>
      <text:p text:style-name="P1">}</text:p>
      <text:p text:style-name="P5"/>
      <text:p text:style-name="P1"><text:span text:style-name="T10">.modal-body</text:span>{</text:p>
      <text:p text:style-name="P2">    <text:span text:style-name="T5">margin-right</text:span><text:span text:style-name="T3">:</text:span><text:span text:style-name="T9">3</text:span><text:span text:style-name="T2">%</text:span><text:span text:style-name="T3">;</text:span></text:p>
      <text:p text:style-name="P2">    <text:span text:style-name="T5">margin-left</text:span><text:span text:style-name="T3">:</text:span><text:span text:style-name="T9">3</text:span><text:span text:style-name="T2">%</text:span><text:span text:style-name="T3">;</text:span></text:p>
      <text:p text:style-name="P1">}</text:p>
      <text:p text:style-name="P5"/>
      <text:p text:style-name="P1"><text:span text:style-name="T10">.modal-content</text:span> {</text:p>
      <text:p text:style-name="P2">    <text:span text:style-name="T5">background-color</text:span><text:span text:style-name="T3">: </text:span><text:span text:style-name="T9">#fefefe</text:span><text:span text:style-name="T3">;</text:span></text:p>
      <text:p text:style-name="P2">    <text:span text:style-name="T5">margin</text:span><text:span text:style-name="T3">: </text:span><text:span text:style-name="T9">10</text:span><text:span text:style-name="T2">px</text:span><text:span text:style-name="T3"> </text:span><text:span text:style-name="T9">400</text:span><text:span text:style-name="T2">px</text:span><text:span text:style-name="T3"> </text:span><text:span text:style-name="T9">50</text:span><text:span text:style-name="T2">px</text:span><text:span text:style-name="T3">;</text:span></text:p>
      <text:p text:style-name="P2">    <text:span text:style-name="T5">border</text:span><text:span text:style-name="T3">: </text:span><text:span text:style-name="T9">1</text:span><text:span text:style-name="T2">px</text:span><text:span text:style-name="T3"> </text:span><text:span text:style-name="T6">solid</text:span><text:span text:style-name="T3"> </text:span><text:span text:style-name="T9">#888</text:span><text:span text:style-name="T3">;</text:span></text:p>
      <text:p text:style-name="P2">    <text:span text:style-name="T5">width</text:span><text:span text:style-name="T3">: </text:span><text:span text:style-name="T9">50</text:span><text:span text:style-name="T2">%</text:span><text:span text:style-name="T3">;</text:span></text:p>
      <text:p text:style-name="P2">    <text:span text:style-name="T5">text-align</text:span><text:span text:style-name="T3">: </text:span><text:span text:style-name="T6">justify</text:span><text:span text:style-name="T3">;</text:span></text:p>
      <text:p text:style-name="P2">    <text:span text:style-name="T5">font-size</text:span><text:span text:style-name="T3">: </text:span><text:span text:style-name="T9">20</text:span><text:span text:style-name="T2">px</text:span><text:span text:style-name="T3">;</text:span></text:p>
      <text:p text:style-name="P1"><text:soft-page-break/>}</text:p>
      <text:p text:style-name="P5"/>
      <text:p text:style-name="P1"><text:span text:style-name="T10">.profile-modal-header</text:span> {</text:p>
      <text:p text:style-name="P2">    <text:span text:style-name="T5">padding</text:span><text:span text:style-name="T3">: </text:span><text:span text:style-name="T9">2</text:span><text:span text:style-name="T2">px</text:span><text:span text:style-name="T3"> </text:span><text:span text:style-name="T9">20</text:span><text:span text:style-name="T2">px</text:span><text:span text:style-name="T3">;</text:span></text:p>
      <text:p text:style-name="P2">    <text:span text:style-name="T5">background-color</text:span><text:span text:style-name="T3">: </text:span><text:span text:style-name="T9">#618685</text:span><text:span text:style-name="T3">;</text:span></text:p>
      <text:p text:style-name="P2">    <text:span text:style-name="T5">color</text:span><text:span text:style-name="T3">: </text:span><text:span text:style-name="T6">white</text:span><text:span text:style-name="T3">;</text:span></text:p>
      <text:p text:style-name="P2">    <text:span text:style-name="T5">box-shadow</text:span><text:span text:style-name="T3">: </text:span><text:span text:style-name="T9">0</text:span><text:span text:style-name="T3"> </text:span><text:span text:style-name="T9">4</text:span><text:span text:style-name="T2">px</text:span><text:span text:style-name="T3"> </text:span><text:span text:style-name="T9">8</text:span><text:span text:style-name="T2">px</text:span><text:span text:style-name="T3"> </text:span><text:span text:style-name="T9">0</text:span><text:span text:style-name="T3"> </text:span><text:span text:style-name="T6">rgba</text:span><text:span text:style-name="T3">(</text:span><text:span text:style-name="T9">0</text:span><text:span text:style-name="T3">,</text:span><text:span text:style-name="T9">0</text:span><text:span text:style-name="T3">,</text:span><text:span text:style-name="T9">0</text:span><text:span text:style-name="T3">,</text:span><text:span text:style-name="T9">0.2</text:span><text:span text:style-name="T3">),</text:span><text:span text:style-name="T9">0</text:span><text:span text:style-name="T3"> </text:span><text:span text:style-name="T9">6</text:span><text:span text:style-name="T2">px</text:span><text:span text:style-name="T3"> </text:span><text:span text:style-name="T9">20</text:span><text:span text:style-name="T2">px</text:span><text:span text:style-name="T3"> </text:span><text:span text:style-name="T9">0</text:span><text:span text:style-name="T3"> </text:span><text:span text:style-name="T6">rgba</text:span><text:span text:style-name="T3">(</text:span><text:span text:style-name="T9">0</text:span><text:span text:style-name="T3">,</text:span><text:span text:style-name="T9">0</text:span><text:span text:style-name="T3">,</text:span><text:span text:style-name="T9">0</text:span><text:span text:style-name="T3">,</text:span><text:span text:style-name="T9">0.19</text:span><text:span text:style-name="T3">);</text:span></text:p>
      <text:p text:style-name="P2">    <text:span text:style-name="T5">text-shadow</text:span><text:span text:style-name="T3">: </text:span><text:span text:style-name="T9">3</text:span><text:span text:style-name="T2">px</text:span><text:span text:style-name="T3"> </text:span><text:span text:style-name="T9">2</text:span><text:span text:style-name="T2">px</text:span><text:span text:style-name="T3"> </text:span><text:span text:style-name="T6">rgb</text:span><text:span text:style-name="T3">(</text:span><text:span text:style-name="T9">97</text:span><text:span text:style-name="T3">, </text:span><text:span text:style-name="T9">171</text:span><text:span text:style-name="T3">, </text:span><text:span text:style-name="T9">231</text:span><text:span text:style-name="T3">);</text:span></text:p>
      <text:p text:style-name="P2">    <text:span text:style-name="T5">height</text:span><text:span text:style-name="T3">: </text:span><text:span text:style-name="T9">45</text:span><text:span text:style-name="T2">px</text:span><text:span text:style-name="T3">;</text:span></text:p>
      <text:p text:style-name="P1">}</text:p>
      <text:p text:style-name="P5"/>
      <text:p text:style-name="P1"><text:span text:style-name="T10">#animal-name</text:span> {</text:p>
      <text:p text:style-name="P2">    <text:span text:style-name="T5">font-size</text:span><text:span text:style-name="T3">: </text:span><text:span text:style-name="T9">40</text:span><text:span text:style-name="T2">px</text:span><text:span text:style-name="T3">;</text:span></text:p>
      <text:p text:style-name="P1">}</text:p>
      <text:p text:style-name="P5"/>
      <text:p text:style-name="P1"><text:span text:style-name="T10">#animal-image</text:span> {</text:p>
      <text:p text:style-name="P2">    <text:span text:style-name="T5">width</text:span><text:span text:style-name="T3">: </text:span><text:span text:style-name="T9">100</text:span><text:span text:style-name="T2">%</text:span><text:span text:style-name="T3">;</text:span></text:p>
      <text:p text:style-name="P1">}</text:p>
      <text:p text:style-name="P5"/>
      <text:p text:style-name="P1"><text:span text:style-name="T10">#status-img</text:span> {</text:p>
      <text:p text:style-name="P2">    <text:span text:style-name="T5">margin-left</text:span><text:span text:style-name="T3">: </text:span><text:span text:style-name="T9">150</text:span><text:span text:style-name="T2">px</text:span><text:span text:style-name="T3">;</text:span></text:p>
      <text:p text:style-name="P5"/>
      <text:p text:style-name="P1">}</text:p>
      <text:p text:style-name="P5"/>
      <text:p text:style-name="P1"><text:span text:style-name="T10">#graph</text:span> {</text:p>
      <text:p text:style-name="P2">    <text:span text:style-name="T5">box-shadow</text:span><text:span text:style-name="T3">: </text:span><text:span text:style-name="T9">0</text:span><text:span text:style-name="T3"> </text:span><text:span text:style-name="T9">0</text:span><text:span text:style-name="T3"> </text:span><text:span text:style-name="T9">20</text:span><text:span text:style-name="T2">px</text:span><text:span text:style-name="T3"> </text:span><text:span text:style-name="T6">grey</text:span><text:span text:style-name="T3">;</text:span></text:p>
      <text:p text:style-name="P2">    <text:span text:style-name="T5">background-color</text:span><text:span text:style-name="T3">:</text:span><text:span text:style-name="T6">rgba</text:span><text:span text:style-name="T3">(</text:span><text:span text:style-name="T9">108</text:span><text:span text:style-name="T3">, </text:span><text:span text:style-name="T9">109</text:span><text:span text:style-name="T3">, </text:span><text:span text:style-name="T9">71</text:span><text:span text:style-name="T3">, </text:span><text:span text:style-name="T9">0.308</text:span><text:span text:style-name="T3">);</text:span></text:p>
      <text:p text:style-name="P2">    <text:span text:style-name="T5">margin-top</text:span><text:span text:style-name="T3">: </text:span><text:span text:style-name="T9">20</text:span><text:span text:style-name="T2">px</text:span><text:span text:style-name="T3">;</text:span></text:p>
      <text:p text:style-name="P2">    <text:span text:style-name="T5">margin-bottom</text:span><text:span text:style-name="T3">: </text:span><text:span text:style-name="T9">10</text:span><text:span text:style-name="T2">px</text:span><text:span text:style-name="T3">;</text:span></text:p>
      <text:p text:style-name="P1">}</text:p>
      <text:p text:style-name="P5"/>
      <text:p text:style-name="P3">/* line from dot to dot */</text:p>
      <text:p text:style-name="P1"><text:span text:style-name="T10">.line-path</text:span>{</text:p>
      <text:p text:style-name="P2">    <text:span text:style-name="T5">fill</text:span><text:span text:style-name="T3">: </text:span><text:span text:style-name="T6">none</text:span><text:span text:style-name="T3">;</text:span></text:p>
      <text:p text:style-name="P2">    <text:span text:style-name="T5">stroke</text:span><text:span text:style-name="T3">:</text:span><text:span text:style-name="T9">#618685</text:span><text:span text:style-name="T3"> ;</text:span></text:p>
      <text:p text:style-name="P2">    <text:span text:style-name="T5">stroke-width</text:span><text:span text:style-name="T3">: </text:span><text:span text:style-name="T9">1</text:span><text:span text:style-name="T2">px</text:span><text:span text:style-name="T3">;</text:span></text:p>
      <text:p text:style-name="P1">} </text:p>
      <text:p text:style-name="P5"/>
      <text:p text:style-name="P3">/* Close Button for Profile Modal */</text:p>
      <text:p text:style-name="P1"><text:span text:style-name="T10">.close</text:span> {</text:p>
      <text:p text:style-name="P2">    <text:span text:style-name="T5">position</text:span><text:span text:style-name="T3">: </text:span><text:span text:style-name="T6">absolute</text:span><text:span text:style-name="T3">;</text:span></text:p>
      <text:p text:style-name="P2">    <text:span text:style-name="T5">right</text:span><text:span text:style-name="T3">: </text:span><text:span text:style-name="T9">25</text:span><text:span text:style-name="T2">px</text:span><text:span text:style-name="T3">;</text:span></text:p>
      <text:p text:style-name="P2">    <text:span text:style-name="T5">top</text:span><text:span text:style-name="T3">: </text:span><text:span text:style-name="T9">0</text:span><text:span text:style-name="T3">;</text:span></text:p>
      <text:p text:style-name="P2">    <text:span text:style-name="T5">color</text:span><text:span text:style-name="T3">: </text:span><text:span text:style-name="T6">white</text:span><text:span text:style-name="T3">;</text:span></text:p>
      <text:p text:style-name="P2">    <text:span text:style-name="T5">font-size</text:span><text:span text:style-name="T3">: </text:span><text:span text:style-name="T9">39</text:span><text:span text:style-name="T2">px</text:span><text:span text:style-name="T3">;</text:span></text:p>
      <text:p text:style-name="P2">    <text:span text:style-name="T5">font-weight</text:span><text:span text:style-name="T3">: </text:span><text:span text:style-name="T9">700</text:span><text:span text:style-name="T3">;</text:span></text:p>
      <text:p text:style-name="P1">}</text:p>
      <text:p text:style-name="P5"><text:soft-page-break/></text:p>
      <text:p text:style-name="P1"><text:span text:style-name="T10">.close:hover</text:span> {</text:p>
      <text:p text:style-name="P2">    <text:span text:style-name="T5">color</text:span><text:span text:style-name="T3">: </text:span><text:span text:style-name="T6">red</text:span><text:span text:style-name="T3">;</text:span></text:p>
      <text:p text:style-name="P2">    <text:span text:style-name="T5">cursor</text:span><text:span text:style-name="T3">: </text:span><text:span text:style-name="T6">pointer</text:span><text:span text:style-name="T3">;</text:span></text:p>
      <text:p text:style-name="P1">}</text:p>
      <text:p text:style-name="P5"/>
      <text:p text:style-name="P3">/* Add Zoom Animation for Modals*/</text:p>
      <text:p text:style-name="P1"><text:span text:style-name="T10">.animate</text:span> {</text:p>
      <text:p text:style-name="P2">    <text:span text:style-name="T5">animation</text:span><text:span text:style-name="T3">: animatezoom </text:span><text:span text:style-name="T9">0.6</text:span><text:span text:style-name="T2">s</text:span></text:p>
      <text:p text:style-name="P1">}</text:p>
      <text:p text:style-name="P5"/>
      <text:p text:style-name="P1"><text:span text:style-name="T1">@keyframes</text:span> <text:span text:style-name="T13">animatezoom</text:span> {</text:p>
      <text:p text:style-name="P2">    <text:span text:style-name="T3">from {</text:span><text:span text:style-name="T5">transform</text:span><text:span text:style-name="T3">: </text:span><text:span text:style-name="T6">scale</text:span><text:span text:style-name="T3">(</text:span><text:span text:style-name="T9">0</text:span><text:span text:style-name="T3">)} </text:span></text:p>
      <text:p text:style-name="P2">    <text:span text:style-name="T3">to {</text:span><text:span text:style-name="T5">transform</text:span><text:span text:style-name="T3">: </text:span><text:span text:style-name="T6">scale</text:span><text:span text:style-name="T3">(</text:span><text:span text:style-name="T9">1</text:span><text:span text:style-name="T3">)}</text:span></text:p>
      <text:p text:style-name="P1">}</text:p>
      <text:p text:style-name="P5"/>
      <text:p text:style-name="P1"><text:span text:style-name="T10">#intro</text:span> {</text:p>
      <text:p text:style-name="P2">    <text:span text:style-name="T5">margin-top</text:span><text:span text:style-name="T3">:</text:span><text:span text:style-name="T9">90</text:span><text:span text:style-name="T2">px</text:span><text:span text:style-name="T3">;</text:span></text:p>
      <text:p text:style-name="P2">    <text:span text:style-name="T5">margin-bottom</text:span><text:span text:style-name="T3">:</text:span><text:span text:style-name="T9">40</text:span><text:span text:style-name="T2">px</text:span><text:span text:style-name="T3">;</text:span></text:p>
      <text:p text:style-name="P1">}</text:p>
      <text:p text:style-name="P5"/>
      <text:p text:style-name="P3">/* DEFOREST INFO */</text:p>
      <text:p text:style-name="P1"><text:span text:style-name="T10">#deforest-row</text:span> {</text:p>
      <text:p text:style-name="P2">    <text:span text:style-name="T5">margin-left</text:span><text:span text:style-name="T3">: </text:span><text:span text:style-name="T9">30</text:span><text:span text:style-name="T2">px</text:span><text:span text:style-name="T3">;</text:span></text:p>
      <text:p text:style-name="P1">}</text:p>
      <text:p text:style-name="P5"/>
      <text:p text:style-name="P1"><text:span text:style-name="T10">#deforest-info</text:span>{</text:p>
      <text:p text:style-name="P2">    <text:span text:style-name="T5">margin-top</text:span><text:span text:style-name="T3">:</text:span><text:span text:style-name="T9">100</text:span><text:span text:style-name="T2">px</text:span><text:span text:style-name="T3">;</text:span></text:p>
      <text:p text:style-name="P2">    <text:span text:style-name="T5">padding</text:span><text:span text:style-name="T3">:</text:span><text:span text:style-name="T9">2</text:span><text:span text:style-name="T2">%</text:span><text:span text:style-name="T3"> </text:span><text:span text:style-name="T9">2</text:span><text:span text:style-name="T2">%</text:span><text:span text:style-name="T3"> </text:span><text:span text:style-name="T9">2</text:span><text:span text:style-name="T2">%</text:span><text:span text:style-name="T3"> </text:span><text:span text:style-name="T9">2</text:span><text:span text:style-name="T2">%</text:span><text:span text:style-name="T3">;</text:span></text:p>
      <text:p text:style-name="P2">    <text:span text:style-name="T5">background-color</text:span><text:span text:style-name="T3">:</text:span><text:span text:style-name="T6">white</text:span><text:span text:style-name="T3">;</text:span></text:p>
      <text:p text:style-name="P2">    <text:span text:style-name="T5">text-align</text:span><text:span text:style-name="T3">:</text:span><text:span text:style-name="T6">justify</text:span><text:span text:style-name="T3">;</text:span></text:p>
      <text:p text:style-name="P2">    <text:span text:style-name="T5">box-shadow</text:span><text:span text:style-name="T3">:</text:span><text:span text:style-name="T9">0</text:span><text:span text:style-name="T3"> </text:span><text:span text:style-name="T9">0</text:span><text:span text:style-name="T3"> </text:span><text:span text:style-name="T9">20</text:span><text:span text:style-name="T2">px</text:span><text:span text:style-name="T3"> </text:span><text:span text:style-name="T9">#454148</text:span><text:span text:style-name="T3">;</text:span></text:p>
      <text:p text:style-name="P1">}</text:p>
      <text:p text:style-name="P5"/>
      <text:p text:style-name="P1"><text:span text:style-name="T10">#deforest-img1</text:span>{</text:p>
      <text:p text:style-name="P2">    <text:span text:style-name="T5">margin-top</text:span><text:span text:style-name="T3">:</text:span><text:span text:style-name="T9">100</text:span><text:span text:style-name="T2">px</text:span><text:span text:style-name="T3">;</text:span></text:p>
      <text:p text:style-name="P2">    <text:span text:style-name="T5">box-shadow</text:span><text:span text:style-name="T3">:</text:span><text:span text:style-name="T9">5</text:span><text:span text:style-name="T2">px</text:span><text:span text:style-name="T3"> </text:span><text:span text:style-name="T9">0</text:span><text:span text:style-name="T3"> </text:span><text:span text:style-name="T9">20</text:span><text:span text:style-name="T2">px</text:span><text:span text:style-name="T3"> </text:span><text:span text:style-name="T9">#454148</text:span><text:span text:style-name="T3">;</text:span></text:p>
      <text:p text:style-name="P2">    <text:span text:style-name="T5">align-items</text:span><text:span text:style-name="T3">: </text:span><text:span text:style-name="T6">center</text:span><text:span text:style-name="T3">;</text:span></text:p>
      <text:p text:style-name="P1">}</text:p>
      <text:p text:style-name="P5"/>
      <text:p text:style-name="P1"><text:span text:style-name="T10">#deforest-img2</text:span>{</text:p>
      <text:p text:style-name="P2">    <text:span text:style-name="T5">margin-top</text:span><text:span text:style-name="T3">:</text:span><text:span text:style-name="T9">30</text:span><text:span text:style-name="T2">px</text:span><text:span text:style-name="T3">;</text:span></text:p>
      <text:p text:style-name="P2">    <text:span text:style-name="T5">box-shadow</text:span><text:span text:style-name="T3">:</text:span><text:span text:style-name="T9">5</text:span><text:span text:style-name="T2">px</text:span><text:span text:style-name="T3"> </text:span><text:span text:style-name="T9">0</text:span><text:span text:style-name="T3"> </text:span><text:span text:style-name="T9">20</text:span><text:span text:style-name="T2">px</text:span><text:span text:style-name="T3"> </text:span><text:span text:style-name="T9">#454148</text:span><text:span text:style-name="T3">;</text:span></text:p>
      <text:p text:style-name="P1">}</text:p>
      <text:p text:style-name="P5"/>
      <text:p text:style-name="P3">/* CLIMATE INFO */</text:p>
      <text:p text:style-name="P5"/>
      <text:p text:style-name="P1"><text:soft-page-break/><text:span text:style-name="T10">#climate-row</text:span> {</text:p>
      <text:p text:style-name="P2">    <text:span text:style-name="T5">margin-right</text:span><text:span text:style-name="T3">: </text:span><text:span text:style-name="T9">30</text:span><text:span text:style-name="T2">px</text:span><text:span text:style-name="T3">;</text:span></text:p>
      <text:p text:style-name="P1">}</text:p>
      <text:p text:style-name="P5"/>
      <text:p text:style-name="P1"><text:span text:style-name="T10">#climate-info</text:span>{</text:p>
      <text:p text:style-name="P2">    <text:span text:style-name="T5">margin-top</text:span><text:span text:style-name="T3">:</text:span><text:span text:style-name="T9">100</text:span><text:span text:style-name="T2">px</text:span><text:span text:style-name="T3">;</text:span></text:p>
      <text:p text:style-name="P2">    <text:span text:style-name="T5">padding</text:span><text:span text:style-name="T3">:</text:span><text:span text:style-name="T9">2</text:span><text:span text:style-name="T2">%</text:span><text:span text:style-name="T3"> </text:span><text:span text:style-name="T9">2</text:span><text:span text:style-name="T2">%</text:span><text:span text:style-name="T3"> </text:span><text:span text:style-name="T9">2</text:span><text:span text:style-name="T2">%</text:span><text:span text:style-name="T3"> </text:span><text:span text:style-name="T9">2</text:span><text:span text:style-name="T2">%</text:span><text:span text:style-name="T3">;</text:span></text:p>
      <text:p text:style-name="P2">    <text:span text:style-name="T5">background-color</text:span><text:span text:style-name="T3">:</text:span><text:span text:style-name="T6">white</text:span><text:span text:style-name="T3">;</text:span></text:p>
      <text:p text:style-name="P2">    <text:span text:style-name="T5">text-align</text:span><text:span text:style-name="T3">:</text:span><text:span text:style-name="T6">justify</text:span><text:span text:style-name="T3">;</text:span></text:p>
      <text:p text:style-name="P2">    <text:span text:style-name="T5">box-shadow</text:span><text:span text:style-name="T3">:</text:span><text:span text:style-name="T9">0</text:span><text:span text:style-name="T3"> </text:span><text:span text:style-name="T9">0</text:span><text:span text:style-name="T3"> </text:span><text:span text:style-name="T9">20</text:span><text:span text:style-name="T2">px</text:span><text:span text:style-name="T3"> </text:span><text:span text:style-name="T9">#454148</text:span><text:span text:style-name="T3">;</text:span></text:p>
      <text:p text:style-name="P1">}</text:p>
      <text:p text:style-name="P5"/>
      <text:p text:style-name="P1"><text:span text:style-name="T10">#climate-img1</text:span>{</text:p>
      <text:p text:style-name="P2">    <text:span text:style-name="T5">margin-top</text:span><text:span text:style-name="T3">:</text:span><text:span text:style-name="T9">100</text:span><text:span text:style-name="T2">px</text:span><text:span text:style-name="T3">;</text:span></text:p>
      <text:p text:style-name="P2">    <text:span text:style-name="T5">margin-left</text:span><text:span text:style-name="T3">:</text:span><text:span text:style-name="T9">40</text:span><text:span text:style-name="T2">px</text:span><text:span text:style-name="T3">;</text:span></text:p>
      <text:p text:style-name="P2">    <text:span text:style-name="T5">box-shadow</text:span><text:span text:style-name="T3">:</text:span><text:span text:style-name="T9">0</text:span><text:span text:style-name="T3"> </text:span><text:span text:style-name="T9">5</text:span><text:span text:style-name="T2">px</text:span><text:span text:style-name="T3"> </text:span><text:span text:style-name="T9">20</text:span><text:span text:style-name="T2">px</text:span><text:span text:style-name="T3"> </text:span><text:span text:style-name="T9">#454148</text:span><text:span text:style-name="T3">;</text:span></text:p>
      <text:p text:style-name="P1">}</text:p>
      <text:p text:style-name="P5"/>
      <text:p text:style-name="P1"><text:span text:style-name="T10">#climate-img2</text:span>{</text:p>
      <text:p text:style-name="P2">    <text:span text:style-name="T5">margin-top</text:span><text:span text:style-name="T3">:</text:span><text:span text:style-name="T9">50</text:span><text:span text:style-name="T2">px</text:span><text:span text:style-name="T3">;</text:span></text:p>
      <text:p text:style-name="P2">    <text:span text:style-name="T5">margin-left</text:span><text:span text:style-name="T3">:</text:span><text:span text:style-name="T9">40</text:span><text:span text:style-name="T2">px</text:span><text:span text:style-name="T3">;</text:span></text:p>
      <text:p text:style-name="P2">    <text:span text:style-name="T5">box-shadow</text:span><text:span text:style-name="T3">:</text:span><text:span text:style-name="T9">0</text:span><text:span text:style-name="T3"> </text:span><text:span text:style-name="T9">5</text:span><text:span text:style-name="T2">px</text:span><text:span text:style-name="T3"> </text:span><text:span text:style-name="T9">20</text:span><text:span text:style-name="T2">px</text:span><text:span text:style-name="T3"> </text:span><text:span text:style-name="T9">#454148</text:span><text:span text:style-name="T3">;</text:span></text:p>
      <text:p text:style-name="P1">}</text:p>
      <text:p text:style-name="P5"/>
      <text:p text:style-name="P3">/* POACHING INFO */</text:p>
      <text:p text:style-name="P1"><text:span text:style-name="T10">#poaching-row</text:span> {</text:p>
      <text:p text:style-name="P2">    <text:span text:style-name="T5">margin-left</text:span><text:span text:style-name="T3">: </text:span><text:span text:style-name="T9">30</text:span><text:span text:style-name="T2">px</text:span><text:span text:style-name="T3">;</text:span></text:p>
      <text:p text:style-name="P1">}</text:p>
      <text:p text:style-name="P5"/>
      <text:p text:style-name="P1"><text:span text:style-name="T10">#poaching-info</text:span>{</text:p>
      <text:p text:style-name="P2">    <text:span text:style-name="T5">margin-top</text:span><text:span text:style-name="T3">:</text:span><text:span text:style-name="T9">100</text:span><text:span text:style-name="T2">px</text:span><text:span text:style-name="T3">;</text:span></text:p>
      <text:p text:style-name="P2">    <text:span text:style-name="T5">padding</text:span><text:span text:style-name="T3">:</text:span><text:span text:style-name="T9">2</text:span><text:span text:style-name="T2">%</text:span><text:span text:style-name="T3"> </text:span><text:span text:style-name="T9">2</text:span><text:span text:style-name="T2">%</text:span><text:span text:style-name="T3"> </text:span><text:span text:style-name="T9">2</text:span><text:span text:style-name="T2">%</text:span><text:span text:style-name="T3"> </text:span><text:span text:style-name="T9">2</text:span><text:span text:style-name="T2">%</text:span><text:span text:style-name="T3">;</text:span></text:p>
      <text:p text:style-name="P2">    <text:span text:style-name="T5">background-color</text:span><text:span text:style-name="T3">:</text:span><text:span text:style-name="T6">white</text:span><text:span text:style-name="T3">;</text:span></text:p>
      <text:p text:style-name="P2">    <text:span text:style-name="T5">text-align</text:span><text:span text:style-name="T3">:</text:span><text:span text:style-name="T6">justify</text:span><text:span text:style-name="T3">;</text:span></text:p>
      <text:p text:style-name="P2">    <text:span text:style-name="T5">box-shadow</text:span><text:span text:style-name="T3">:</text:span><text:span text:style-name="T9">0</text:span><text:span text:style-name="T3"> </text:span><text:span text:style-name="T9">0</text:span><text:span text:style-name="T3"> </text:span><text:span text:style-name="T9">20</text:span><text:span text:style-name="T2">px</text:span><text:span text:style-name="T3"> </text:span><text:span text:style-name="T9">#454148</text:span><text:span text:style-name="T3">;</text:span></text:p>
      <text:p text:style-name="P1">}</text:p>
      <text:p text:style-name="P5"/>
      <text:p text:style-name="P1"><text:span text:style-name="T10">#poaching-img1</text:span>{</text:p>
      <text:p text:style-name="P2">    <text:span text:style-name="T5">margin-top</text:span><text:span text:style-name="T3">:</text:span><text:span text:style-name="T9">100</text:span><text:span text:style-name="T2">px</text:span><text:span text:style-name="T3">;</text:span></text:p>
      <text:p text:style-name="P2">    <text:span text:style-name="T5">box-shadow</text:span><text:span text:style-name="T3">:</text:span><text:span text:style-name="T9">5</text:span><text:span text:style-name="T2">px</text:span><text:span text:style-name="T3"> </text:span><text:span text:style-name="T9">0</text:span><text:span text:style-name="T3"> </text:span><text:span text:style-name="T9">20</text:span><text:span text:style-name="T2">px</text:span><text:span text:style-name="T3"> </text:span><text:span text:style-name="T9">#454148</text:span><text:span text:style-name="T3">;</text:span></text:p>
      <text:p text:style-name="P1">}</text:p>
      <text:p text:style-name="P5"/>
      <text:p text:style-name="P1"><text:span text:style-name="T10">#poaching-img2</text:span>{</text:p>
      <text:p text:style-name="P2">    <text:span text:style-name="T5">margin-top</text:span><text:span text:style-name="T3">:</text:span><text:span text:style-name="T9">30</text:span><text:span text:style-name="T2">px</text:span><text:span text:style-name="T3">;</text:span></text:p>
      <text:p text:style-name="P2">    <text:span text:style-name="T5">box-shadow</text:span><text:span text:style-name="T3">:</text:span><text:span text:style-name="T9">5</text:span><text:span text:style-name="T2">px</text:span><text:span text:style-name="T3"> </text:span><text:span text:style-name="T9">0</text:span><text:span text:style-name="T3"> </text:span><text:span text:style-name="T9">20</text:span><text:span text:style-name="T2">px</text:span><text:span text:style-name="T3"> </text:span><text:span text:style-name="T9">#454148</text:span><text:span text:style-name="T3">;</text:span></text:p>
      <text:p text:style-name="P1">}</text:p>
      <text:p text:style-name="P5"/>
      <text:p text:style-name="P1"><text:soft-page-break/><text:span text:style-name="T10">#poaching-img3</text:span>{</text:p>
      <text:p text:style-name="P2">    <text:span text:style-name="T5">margin-top</text:span><text:span text:style-name="T3">:</text:span><text:span text:style-name="T9">30</text:span><text:span text:style-name="T2">px</text:span><text:span text:style-name="T3">;</text:span></text:p>
      <text:p text:style-name="P2">    <text:span text:style-name="T5">box-shadow</text:span><text:span text:style-name="T3">:</text:span><text:span text:style-name="T9">5</text:span><text:span text:style-name="T2">px</text:span><text:span text:style-name="T3"> </text:span><text:span text:style-name="T9">0</text:span><text:span text:style-name="T3"> </text:span><text:span text:style-name="T9">20</text:span><text:span text:style-name="T2">px</text:span><text:span text:style-name="T3"> </text:span><text:span text:style-name="T9">#454148</text:span><text:span text:style-name="T3">;</text:span></text:p>
      <text:p text:style-name="P1">}</text:p>
      <text:p text:style-name="P5"/>
      <text:p text:style-name="P3">/* Subscribe AND Contact */</text:p>
      <text:p text:style-name="P1"><text:span text:style-name="T10">#sub-con-row</text:span> {</text:p>
      <text:p text:style-name="P2">    <text:span text:style-name="T5">width</text:span><text:span text:style-name="T3">: </text:span></text:p>
      <text:p text:style-name="P2">    <text:span text:style-name="T6">auto</text:span><text:span text:style-name="T3">;</text:span></text:p>
      <text:p text:style-name="P1">}</text:p>
      <text:p text:style-name="P5"/>
      <text:p text:style-name="P1"><text:span text:style-name="T1">button</text:span> {</text:p>
      <text:p text:style-name="P2">    <text:span text:style-name="T5">color</text:span><text:span text:style-name="T3">: </text:span><text:span text:style-name="T6">white</text:span><text:span text:style-name="T3">;</text:span></text:p>
      <text:p text:style-name="P2">    <text:span text:style-name="T5">padding</text:span><text:span text:style-name="T3">: </text:span><text:span text:style-name="T9">14</text:span><text:span text:style-name="T2">px</text:span><text:span text:style-name="T3"> </text:span><text:span text:style-name="T9">20</text:span><text:span text:style-name="T2">px</text:span><text:span text:style-name="T3">;</text:span></text:p>
      <text:p text:style-name="P2">    <text:span text:style-name="T5">margin</text:span><text:span text:style-name="T3">: </text:span><text:span text:style-name="T9">8</text:span><text:span text:style-name="T2">px</text:span><text:span text:style-name="T3"> </text:span><text:span text:style-name="T9">0</text:span><text:span text:style-name="T3">;</text:span></text:p>
      <text:p text:style-name="P2">    <text:span text:style-name="T5">border</text:span><text:span text:style-name="T3">: </text:span><text:span text:style-name="T6">none</text:span><text:span text:style-name="T3">;</text:span></text:p>
      <text:p text:style-name="P2">    <text:span text:style-name="T5">width</text:span><text:span text:style-name="T3">: </text:span><text:span text:style-name="T9">100</text:span><text:span text:style-name="T2">%</text:span><text:span text:style-name="T3">;</text:span></text:p>
      <text:p text:style-name="P2">    <text:span text:style-name="T5">background-color</text:span><text:span text:style-name="T3">:</text:span><text:span text:style-name="T9">#042b2c</text:span><text:span text:style-name="T3">;</text:span></text:p>
      <text:p text:style-name="P1">}</text:p>
      <text:p text:style-name="P5"/>
      <text:p text:style-name="P1"><text:span text:style-name="T1">button</text:span><text:span text:style-name="T10">:hover</text:span> {</text:p>
      <text:p text:style-name="P2">    <text:span text:style-name="T5">opacity</text:span><text:span text:style-name="T3">: </text:span><text:span text:style-name="T9">0.8</text:span><text:span text:style-name="T3">;</text:span></text:p>
      <text:p text:style-name="P1">}</text:p>
      <text:p text:style-name="P5"/>
      <text:p text:style-name="P3">/* Subscribe */</text:p>
      <text:p text:style-name="P5"/>
      <text:p text:style-name="P1"><text:span text:style-name="T10">#subscribe</text:span>{</text:p>
      <text:p text:style-name="P2">    <text:span text:style-name="T5">background-color</text:span><text:span text:style-name="T3">:</text:span><text:span text:style-name="T6">white</text:span><text:span text:style-name="T3">;</text:span></text:p>
      <text:p text:style-name="P2">    <text:span text:style-name="T5">margin-top</text:span><text:span text:style-name="T3">:</text:span><text:span text:style-name="T9">100</text:span><text:span text:style-name="T2">px</text:span><text:span text:style-name="T3">;</text:span></text:p>
      <text:p text:style-name="P2">    <text:span text:style-name="T5">margin-left</text:span><text:span text:style-name="T3">:</text:span><text:span text:style-name="T9">5</text:span><text:span text:style-name="T2">%</text:span><text:span text:style-name="T3">;</text:span></text:p>
      <text:p text:style-name="P2">    <text:span text:style-name="T5">padding</text:span><text:span text:style-name="T3">:</text:span><text:span text:style-name="T9">5</text:span><text:span text:style-name="T2">%</text:span><text:span text:style-name="T3">;</text:span></text:p>
      <text:p text:style-name="P2">    <text:span text:style-name="T5">box-shadow</text:span><text:span text:style-name="T3">:</text:span><text:span text:style-name="T9">0</text:span><text:span text:style-name="T3"> </text:span><text:span text:style-name="T9">0</text:span><text:span text:style-name="T3"> </text:span><text:span text:style-name="T9">5</text:span><text:span text:style-name="T2">px</text:span><text:span text:style-name="T3"> </text:span><text:span text:style-name="T9">#454148</text:span><text:span text:style-name="T3">;</text:span></text:p>
      <text:p text:style-name="P1">}</text:p>
      <text:p text:style-name="P5"/>
      <text:p text:style-name="P3">/* Subscribe Modal */</text:p>
      <text:p text:style-name="P5"/>
      <text:p text:style-name="P1"><text:span text:style-name="T10">#subscribe-modal-content</text:span>{</text:p>
      <text:p text:style-name="P2">    <text:span text:style-name="T5">background-color</text:span><text:span text:style-name="T3">:</text:span><text:span text:style-name="T9">#e7e9e1</text:span><text:span text:style-name="T3">;</text:span></text:p>
      <text:p text:style-name="P2">    <text:span text:style-name="T5">width</text:span><text:span text:style-name="T3">:</text:span><text:span text:style-name="T9">40</text:span><text:span text:style-name="T2">%</text:span><text:span text:style-name="T3">;</text:span></text:p>
      <text:p text:style-name="P2">    <text:span text:style-name="T5">height</text:span><text:span text:style-name="T3">:</text:span><text:span text:style-name="T9">55</text:span><text:span text:style-name="T2">%</text:span><text:span text:style-name="T3">;</text:span></text:p>
      <text:p text:style-name="P2">    <text:span text:style-name="T5">margin-top</text:span><text:span text:style-name="T3">:</text:span><text:span text:style-name="T9">8</text:span><text:span text:style-name="T2">%</text:span><text:span text:style-name="T3">;</text:span></text:p>
      <text:p text:style-name="P2">    <text:span text:style-name="T5">margin-bottom</text:span><text:span text:style-name="T3">:</text:span><text:span text:style-name="T9">10</text:span><text:span text:style-name="T2">%</text:span><text:span text:style-name="T3">;</text:span></text:p>
      <text:p text:style-name="P2">    <text:span text:style-name="T5">padding-left</text:span><text:span text:style-name="T3">: </text:span><text:span text:style-name="T9">20</text:span><text:span text:style-name="T2">px</text:span><text:span text:style-name="T3">;</text:span></text:p>
      <text:p text:style-name="P2">    <text:span text:style-name="T5">padding-right</text:span><text:span text:style-name="T3">:</text:span><text:span text:style-name="T9">20</text:span><text:span text:style-name="T2">px</text:span><text:span text:style-name="T3">;</text:span></text:p>
      <text:p text:style-name="P1">}</text:p>
      <text:p text:style-name="P5"/>
      <text:p text:style-name="P1"><text:span text:style-name="T10">#sub-logo-words</text:span> {</text:p>
      <text:p text:style-name="P2"><text:soft-page-break/>    <text:span text:style-name="T5">width</text:span><text:span text:style-name="T3">:</text:span><text:span text:style-name="T9">200</text:span><text:span text:style-name="T2">px</text:span><text:span text:style-name="T3">;</text:span></text:p>
      <text:p text:style-name="P2">    <text:span text:style-name="T5">margin-left</text:span><text:span text:style-name="T3">: </text:span><text:span text:style-name="T9">170</text:span><text:span text:style-name="T2">px</text:span><text:span text:style-name="T3">;</text:span></text:p>
      <text:p text:style-name="P2">    <text:span text:style-name="T5">padding-top</text:span><text:span text:style-name="T3">: </text:span><text:span text:style-name="T9">25</text:span><text:span text:style-name="T2">px</text:span><text:span text:style-name="T3">;</text:span></text:p>
      <text:p text:style-name="P1">}</text:p>
      <text:p text:style-name="P5"/>
      <text:p text:style-name="P1"><text:span text:style-name="T10">#sub-logo-globe</text:span> {</text:p>
      <text:p text:style-name="P2">    <text:span text:style-name="T5">width</text:span><text:span text:style-name="T3">: </text:span><text:span text:style-name="T9">10</text:span><text:span text:style-name="T2">%</text:span><text:span text:style-name="T3">;</text:span></text:p>
      <text:p text:style-name="P2">    <text:span text:style-name="T5">margin-top</text:span><text:span text:style-name="T3">: </text:span><text:span text:style-name="T9">-215</text:span><text:span text:style-name="T2">px</text:span><text:span text:style-name="T3">;</text:span></text:p>
      <text:p text:style-name="P2">    <text:span text:style-name="T5">margin-left</text:span><text:span text:style-name="T3">: </text:span><text:span text:style-name="T9">260</text:span><text:span text:style-name="T2">px</text:span><text:span text:style-name="T3">;</text:span></text:p>
      <text:p text:style-name="P1">}</text:p>
      <text:p text:style-name="P5"/>
      <text:p text:style-name="P3">/* Close Button for Sub/Contact Modal */</text:p>
      <text:p text:style-name="P1"><text:span text:style-name="T10">.sub-con-close</text:span> {</text:p>
      <text:p text:style-name="P2">    <text:span text:style-name="T5">position</text:span><text:span text:style-name="T3">: </text:span><text:span text:style-name="T6">absolute</text:span><text:span text:style-name="T3">;</text:span></text:p>
      <text:p text:style-name="P2">    <text:span text:style-name="T5">right</text:span><text:span text:style-name="T3">: </text:span><text:span text:style-name="T9">25</text:span><text:span text:style-name="T2">px</text:span><text:span text:style-name="T3">;</text:span></text:p>
      <text:p text:style-name="P2">    <text:span text:style-name="T5">top</text:span><text:span text:style-name="T3">: </text:span><text:span text:style-name="T9">0</text:span><text:span text:style-name="T3">;</text:span></text:p>
      <text:p text:style-name="P2">    <text:span text:style-name="T5">color</text:span><text:span text:style-name="T3">:</text:span><text:span text:style-name="T6">grey</text:span><text:span text:style-name="T3">;</text:span></text:p>
      <text:p text:style-name="P2">    <text:span text:style-name="T5">font-size</text:span><text:span text:style-name="T3">: </text:span><text:span text:style-name="T9">39</text:span><text:span text:style-name="T2">px</text:span><text:span text:style-name="T3">;</text:span></text:p>
      <text:p text:style-name="P2">    <text:span text:style-name="T5">font-weight</text:span><text:span text:style-name="T3">: </text:span><text:span text:style-name="T9">700</text:span><text:span text:style-name="T3">;</text:span></text:p>
      <text:p text:style-name="P1">}</text:p>
      <text:p text:style-name="P5"/>
      <text:p text:style-name="P1"><text:span text:style-name="T10">.sub-con-close:hover</text:span>,</text:p>
      <text:p text:style-name="P1"><text:span text:style-name="T10">.sub-con-close:focus</text:span> {</text:p>
      <text:p text:style-name="P2">    <text:span text:style-name="T5">color</text:span><text:span text:style-name="T3">: </text:span><text:span text:style-name="T6">red</text:span><text:span text:style-name="T3">;</text:span></text:p>
      <text:p text:style-name="P2">    <text:span text:style-name="T5">cursor</text:span><text:span text:style-name="T3">: </text:span><text:span text:style-name="T6">pointer</text:span><text:span text:style-name="T3">;</text:span></text:p>
      <text:p text:style-name="P1">}</text:p>
      <text:p text:style-name="P5"/>
      <text:p text:style-name="P1"><text:span text:style-name="T10">.sub-send-btn</text:span> {</text:p>
      <text:p text:style-name="P2">    <text:span text:style-name="T5">margin-top</text:span><text:span text:style-name="T3">: </text:span><text:span text:style-name="T9">40</text:span><text:span text:style-name="T2">px</text:span><text:span text:style-name="T3">;</text:span></text:p>
      <text:p text:style-name="P1">}</text:p>
      <text:p text:style-name="P5"/>
      <text:p text:style-name="P3">/* Contact Us */</text:p>
      <text:p text:style-name="P1"><text:span text:style-name="T10">#contact-us</text:span>{</text:p>
      <text:p text:style-name="P2">    <text:span text:style-name="T5">background-color</text:span><text:span text:style-name="T3">:</text:span><text:span text:style-name="T6">white</text:span><text:span text:style-name="T3">;</text:span></text:p>
      <text:p text:style-name="P2">    <text:span text:style-name="T5">margin-top</text:span><text:span text:style-name="T3">:</text:span><text:span text:style-name="T9">100</text:span><text:span text:style-name="T2">px</text:span><text:span text:style-name="T3">;</text:span></text:p>
      <text:p text:style-name="P2">    <text:span text:style-name="T5">margin-left</text:span><text:span text:style-name="T3">: </text:span><text:span text:style-name="T9">5</text:span><text:span text:style-name="T2">%</text:span><text:span text:style-name="T3">;</text:span></text:p>
      <text:p text:style-name="P2">    <text:span text:style-name="T5">padding</text:span><text:span text:style-name="T3">:</text:span><text:span text:style-name="T9">5</text:span><text:span text:style-name="T2">%</text:span><text:span text:style-name="T3">;</text:span></text:p>
      <text:p text:style-name="P2">    <text:span text:style-name="T5">box-shadow</text:span><text:span text:style-name="T3">:</text:span><text:span text:style-name="T9">0</text:span><text:span text:style-name="T3"> </text:span><text:span text:style-name="T9">0</text:span><text:span text:style-name="T3"> </text:span><text:span text:style-name="T9">5</text:span><text:span text:style-name="T2">px</text:span><text:span text:style-name="T3"> </text:span><text:span text:style-name="T9">#454148</text:span><text:span text:style-name="T3">;</text:span></text:p>
      <text:p text:style-name="P1">}</text:p>
      <text:p text:style-name="P5"/>
      <text:p text:style-name="P1"><text:span text:style-name="T10">.info-icon</text:span> {</text:p>
      <text:p text:style-name="P2">    <text:span text:style-name="T5">height</text:span><text:span text:style-name="T3">: </text:span><text:span text:style-name="T9">50</text:span><text:span text:style-name="T2">px</text:span><text:span text:style-name="T3">;</text:span></text:p>
      <text:p text:style-name="P2">    <text:span text:style-name="T5">width</text:span><text:span text:style-name="T3">: </text:span><text:span text:style-name="T9">60</text:span><text:span text:style-name="T2">px</text:span><text:span text:style-name="T3">;</text:span></text:p>
      <text:p text:style-name="P2">    <text:span text:style-name="T5">float</text:span><text:span text:style-name="T3">: </text:span><text:span text:style-name="T6">right</text:span><text:span text:style-name="T3">;</text:span></text:p>
      <text:p text:style-name="P2">    <text:span text:style-name="T5">margin-top</text:span><text:span text:style-name="T3">: </text:span><text:span text:style-name="T9">-10</text:span><text:span text:style-name="T2">px</text:span><text:span text:style-name="T3">;</text:span></text:p>
      <text:p text:style-name="P1">}</text:p>
      <text:p text:style-name="P5"/>
      <text:p text:style-name="P3"><text:soft-page-break/>/* Contact Us Modal */</text:p>
      <text:p text:style-name="P1"><text:span text:style-name="T10">#contact-modal-content</text:span>{</text:p>
      <text:p text:style-name="P2">    <text:span text:style-name="T5">background-color</text:span><text:span text:style-name="T3">:</text:span><text:span text:style-name="T9">#e7e9e1</text:span><text:span text:style-name="T3">;</text:span></text:p>
      <text:p text:style-name="P2">    <text:span text:style-name="T5">width</text:span><text:span text:style-name="T3">:</text:span><text:span text:style-name="T9">40</text:span><text:span text:style-name="T2">%</text:span><text:span text:style-name="T3">;</text:span></text:p>
      <text:p text:style-name="P2">    <text:span text:style-name="T5">height</text:span><text:span text:style-name="T3">:</text:span><text:span text:style-name="T9">75</text:span><text:span text:style-name="T2">%</text:span><text:span text:style-name="T3">;</text:span></text:p>
      <text:p text:style-name="P2">    <text:span text:style-name="T5">margin-top</text:span><text:span text:style-name="T3">:</text:span><text:span text:style-name="T9">4</text:span><text:span text:style-name="T2">%</text:span><text:span text:style-name="T3">;</text:span></text:p>
      <text:p text:style-name="P2">    <text:span text:style-name="T5">margin-bottom</text:span><text:span text:style-name="T3">:</text:span><text:span text:style-name="T9">10</text:span><text:span text:style-name="T2">%</text:span><text:span text:style-name="T3">;</text:span></text:p>
      <text:p text:style-name="P2">    <text:span text:style-name="T5">padding-left</text:span><text:span text:style-name="T3">: </text:span><text:span text:style-name="T9">20</text:span><text:span text:style-name="T2">px</text:span><text:span text:style-name="T3">;</text:span></text:p>
      <text:p text:style-name="P2">    <text:span text:style-name="T5">padding-right</text:span><text:span text:style-name="T3">:</text:span><text:span text:style-name="T9">20</text:span><text:span text:style-name="T2">px</text:span><text:span text:style-name="T3">;</text:span></text:p>
      <text:p text:style-name="P1">}</text:p>
      <text:p text:style-name="P5"/>
      <text:p text:style-name="P1"><text:span text:style-name="T10">#con-logo-words</text:span> {</text:p>
      <text:p text:style-name="P2">    <text:span text:style-name="T5">width</text:span><text:span text:style-name="T3">:</text:span><text:span text:style-name="T9">200</text:span><text:span text:style-name="T2">px</text:span><text:span text:style-name="T3">;</text:span></text:p>
      <text:p text:style-name="P2">    <text:span text:style-name="T5">margin-left</text:span><text:span text:style-name="T3">: </text:span><text:span text:style-name="T9">170</text:span><text:span text:style-name="T2">px</text:span><text:span text:style-name="T3">;</text:span></text:p>
      <text:p text:style-name="P2">    <text:span text:style-name="T5">padding-top</text:span><text:span text:style-name="T3">: </text:span><text:span text:style-name="T9">25</text:span><text:span text:style-name="T2">px</text:span><text:span text:style-name="T3">;</text:span></text:p>
      <text:p text:style-name="P1">}</text:p>
      <text:p text:style-name="P5"/>
      <text:p text:style-name="P1"><text:span text:style-name="T10">#con-logo-globe</text:span> {</text:p>
      <text:p text:style-name="P2">    <text:span text:style-name="T5">width</text:span><text:span text:style-name="T3">: </text:span><text:span text:style-name="T9">10</text:span><text:span text:style-name="T2">%</text:span><text:span text:style-name="T3">;</text:span></text:p>
      <text:p text:style-name="P2">    <text:span text:style-name="T5">margin-top</text:span><text:span text:style-name="T3">: </text:span><text:span text:style-name="T9">-215</text:span><text:span text:style-name="T2">px</text:span><text:span text:style-name="T3">;</text:span></text:p>
      <text:p text:style-name="P2">    <text:span text:style-name="T5">margin-left</text:span><text:span text:style-name="T3">: </text:span><text:span text:style-name="T9">260</text:span><text:span text:style-name="T2">px</text:span><text:span text:style-name="T3">;</text:span></text:p>
      <text:p text:style-name="P1">}</text:p>
      <text:p text:style-name="P5"/>
      <text:p text:style-name="P1"><text:span text:style-name="T10">.con-send-button</text:span> {</text:p>
      <text:p text:style-name="P2">    <text:span text:style-name="T5">margin-top</text:span><text:span text:style-name="T3">: </text:span><text:span text:style-name="T9">50</text:span><text:span text:style-name="T2">px</text:span><text:span text:style-name="T3">;</text:span></text:p>
      <text:p text:style-name="P1">}</text:p>
      <text:p text:style-name="P5"/>
      <text:p text:style-name="P3">/* Footer */</text:p>
      <text:p text:style-name="P1"><text:span text:style-name="T10">#footer-row</text:span>{</text:p>
      <text:p text:style-name="P2">    <text:span text:style-name="T5">margin</text:span><text:span text:style-name="T3">: </text:span><text:span text:style-name="T9">40</text:span><text:span text:style-name="T2">px</text:span><text:span text:style-name="T3"> </text:span><text:span text:style-name="T9">3</text:span><text:span text:style-name="T2">%</text:span><text:span text:style-name="T3"> </text:span><text:span text:style-name="T9">2</text:span><text:span text:style-name="T2">%</text:span><text:span text:style-name="T3"> </text:span><text:span text:style-name="T9">3</text:span><text:span text:style-name="T2">%</text:span><text:span text:style-name="T3">;</text:span></text:p>
      <text:p text:style-name="P2">    <text:span text:style-name="T5">background-color</text:span><text:span text:style-name="T3">:</text:span><text:span text:style-name="T6">white</text:span><text:span text:style-name="T3">;</text:span></text:p>
      <text:p text:style-name="P2">    <text:span text:style-name="T5">box-shadow</text:span><text:span text:style-name="T3">: </text:span><text:span text:style-name="T9">0</text:span><text:span text:style-name="T3"> </text:span><text:span text:style-name="T9">0</text:span><text:span text:style-name="T3"> </text:span><text:span text:style-name="T9">5</text:span><text:span text:style-name="T2">px</text:span><text:span text:style-name="T9">#454148</text:span><text:span text:style-name="T3">;</text:span></text:p>
      <text:p text:style-name="P2">    <text:span text:style-name="T5">line-height</text:span><text:span text:style-name="T3">: </text:span><text:span text:style-name="T9">5</text:span><text:span text:style-name="T3">;</text:span></text:p>
      <text:p text:style-name="P2">    <text:span text:style-name="T5">height</text:span><text:span text:style-name="T3">: </text:span><text:span text:style-name="T9">79</text:span><text:span text:style-name="T2">px</text:span><text:span text:style-name="T3">;</text:span></text:p>
      <text:p text:style-name="P1">}</text:p>
      <text:p text:style-name="P5"/>
      <text:p text:style-name="P1"><text:span text:style-name="T10">#footer-logo-words</text:span> {</text:p>
      <text:p text:style-name="P2">    <text:span text:style-name="T5">width</text:span><text:span text:style-name="T3">:</text:span><text:span text:style-name="T9">150</text:span><text:span text:style-name="T2">px</text:span><text:span text:style-name="T3">;</text:span></text:p>
      <text:p text:style-name="P2">    <text:span text:style-name="T5">margin-left</text:span><text:span text:style-name="T3">: </text:span><text:span text:style-name="T9">950</text:span><text:span text:style-name="T2">px</text:span><text:span text:style-name="T3">;</text:span></text:p>
      <text:p text:style-name="P1">}</text:p>
      <text:p text:style-name="P5"/>
      <text:p text:style-name="P1"><text:span text:style-name="T10">#footer-logo-globe</text:span> {</text:p>
      <text:p text:style-name="P2">    <text:span text:style-name="T5">width</text:span><text:span text:style-name="T3">:</text:span><text:span text:style-name="T9">15</text:span><text:span text:style-name="T2">px</text:span><text:span text:style-name="T3">;</text:span></text:p>
      <text:p text:style-name="P2">    <text:span text:style-name="T5">margin-left</text:span><text:span text:style-name="T3">:</text:span><text:span text:style-name="T9">-82</text:span><text:span text:style-name="T2">px</text:span><text:span text:style-name="T3">;</text:span></text:p>
      <text:p text:style-name="P2">    <text:span text:style-name="T5">margin-top</text:span><text:span text:style-name="T3">:</text:span><text:span text:style-name="T9">-15</text:span><text:span text:style-name="T2">px</text:span><text:span text:style-name="T3">;</text:span></text:p>
      <text:p text:style-name="P1">}</text:p>
      <text:p text:style-name="P7"><text:soft-page-break/><text:line-break/><text:line-break/></text:p>
      <text:p text:style-name="P1"><text:span text:style-name="T1">@media</text:span> <text:span text:style-name="T4">screen</text:span> <text:span text:style-name="T1">and</text:span> (<text:span text:style-name="T7">max-width</text:span>: <text:span text:style-name="T8">770</text:span><text:span text:style-name="T1">px</text:span>) {</text:p>
      <text:p text:style-name="P5"/>
      <text:p text:style-name="P2">    <text:span text:style-name="T12">/* NAVIGATION */</text:span></text:p>
      <text:p text:style-name="P2">    <text:span text:style-name="T11">#navigation</text:span><text:span text:style-name="T3">{</text:span></text:p>
      <text:p text:style-name="P2">        <text:span text:style-name="T12">/* width:140%; */</text:span></text:p>
      <text:p text:style-name="P2">        <text:span text:style-name="T5">font-weight</text:span><text:span text:style-name="T3">: </text:span><text:span text:style-name="T9">400</text:span><text:span text:style-name="T3">;</text:span></text:p>
      <text:p text:style-name="P2">        <text:span text:style-name="T5">font-size</text:span><text:span text:style-name="T3">:</text:span><text:span text:style-name="T9">17</text:span><text:span text:style-name="T2">px</text:span><text:span text:style-name="T3">;</text:span></text:p>
      <text:p text:style-name="P2">    <text:span text:style-name="T3">}</text:span></text:p>
      <text:p text:style-name="P2">    <text:span text:style-name="T11">#navbar-logo-words</text:span><text:span text:style-name="T3">{</text:span></text:p>
      <text:p text:style-name="P2">        <text:span text:style-name="T5">width</text:span><text:span text:style-name="T3">:</text:span><text:span text:style-name="T9">130</text:span><text:span text:style-name="T2">px</text:span><text:span text:style-name="T3">;</text:span></text:p>
      <text:p text:style-name="P2">        <text:span text:style-name="T5">margin-left</text:span><text:span text:style-name="T3">: </text:span><text:span text:style-name="T9">0</text:span><text:span text:style-name="T2">px</text:span><text:span text:style-name="T3">;</text:span></text:p>
      <text:p text:style-name="P2">        <text:span text:style-name="T5">margin-top</text:span><text:span text:style-name="T3">: </text:span><text:span text:style-name="T9">15</text:span><text:span text:style-name="T2">px</text:span><text:span text:style-name="T3">;</text:span></text:p>
      <text:p text:style-name="P2">    <text:span text:style-name="T3">}</text:span></text:p>
      <text:p text:style-name="P2">    <text:span text:style-name="T11">#navbar-logo-globe</text:span><text:span text:style-name="T3">{</text:span></text:p>
      <text:p text:style-name="P2">        <text:span text:style-name="T5">width</text:span><text:span text:style-name="T3">:</text:span><text:span text:style-name="T9">40</text:span><text:span text:style-name="T2">px</text:span><text:span text:style-name="T3">;</text:span></text:p>
      <text:p text:style-name="P2">        <text:span text:style-name="T5">margin-left</text:span><text:span text:style-name="T3">:</text:span><text:span text:style-name="T9">55</text:span><text:span text:style-name="T2">px</text:span><text:span text:style-name="T3">;</text:span></text:p>
      <text:p text:style-name="P2">        <text:span text:style-name="T5">margin-top</text:span><text:span text:style-name="T3">:</text:span><text:span text:style-name="T9">-150</text:span><text:span text:style-name="T2">px</text:span><text:span text:style-name="T3">;</text:span></text:p>
      <text:p text:style-name="P2">    <text:span text:style-name="T3">}</text:span></text:p>
      <text:p text:style-name="P2">    <text:span text:style-name="T11">#about-link</text:span><text:span text:style-name="T3"> {</text:span></text:p>
      <text:p text:style-name="P2">        <text:span text:style-name="T5">display</text:span><text:span text:style-name="T3">:</text:span><text:span text:style-name="T6">none</text:span><text:span text:style-name="T3">;</text:span></text:p>
      <text:p text:style-name="P2">    <text:span text:style-name="T3">}</text:span></text:p>
      <text:p text:style-name="P2">    <text:span text:style-name="T11">#top10-link</text:span><text:span text:style-name="T3"> {</text:span></text:p>
      <text:p text:style-name="P2">        <text:span text:style-name="T5">display</text:span><text:span text:style-name="T3">:</text:span><text:span text:style-name="T6">none</text:span><text:span text:style-name="T3">;</text:span></text:p>
      <text:p text:style-name="P2">    <text:span text:style-name="T3">}</text:span></text:p>
      <text:p text:style-name="P2">    <text:span text:style-name="T11">#quote</text:span><text:span text:style-name="T3"> {</text:span></text:p>
      <text:p text:style-name="P2">        <text:span text:style-name="T5">display</text:span><text:span text:style-name="T3">:</text:span><text:span text:style-name="T6">none</text:span><text:span text:style-name="T3">;</text:span></text:p>
      <text:p text:style-name="P2">    <text:span text:style-name="T3">}</text:span></text:p>
      <text:p text:style-name="P2">    <text:span text:style-name="T12">/* CAROUSEL */</text:span></text:p>
      <text:p text:style-name="P2">    <text:span text:style-name="T11">.carousel-img</text:span><text:span text:style-name="T3">{</text:span></text:p>
      <text:p text:style-name="P2">        <text:span text:style-name="T5">height</text:span><text:span text:style-name="T3">:</text:span><text:span text:style-name="T9">200</text:span><text:span text:style-name="T2">px</text:span><text:span text:style-name="T3">;</text:span></text:p>
      <text:p text:style-name="P2">        <text:span text:style-name="T5">width</text:span><text:span text:style-name="T3">:</text:span><text:span text:style-name="T9">500</text:span><text:span text:style-name="T2">px</text:span><text:span text:style-name="T3">;</text:span></text:p>
      <text:p text:style-name="P2">    <text:span text:style-name="T3">}</text:span></text:p>
      <text:p text:style-name="P2">    <text:span text:style-name="T11">.carousel-inner</text:span><text:span text:style-name="T3"> {</text:span></text:p>
      <text:p text:style-name="P2">        <text:span text:style-name="T5">margin-right</text:span><text:span text:style-name="T3">: </text:span><text:span text:style-name="T9">-250</text:span><text:span text:style-name="T2">px</text:span><text:span text:style-name="T3">;</text:span></text:p>
      <text:p text:style-name="P2">    <text:span text:style-name="T3">}</text:span></text:p>
      <text:p text:style-name="P2">    <text:span text:style-name="T11">#car-row</text:span><text:span text:style-name="T3"> {</text:span></text:p>
      <text:p text:style-name="P2">        <text:span text:style-name="T5">margin</text:span><text:span text:style-name="T3">: </text:span><text:span text:style-name="T9">10</text:span><text:span text:style-name="T2">px</text:span><text:span text:style-name="T3"> </text:span><text:span text:style-name="T9">-50</text:span><text:span text:style-name="T2">px</text:span><text:span text:style-name="T3"> </text:span><text:span text:style-name="T9">0</text:span><text:span text:style-name="T2">px</text:span><text:span text:style-name="T3"> </text:span><text:span text:style-name="T9">20</text:span><text:span text:style-name="T2">px</text:span><text:span text:style-name="T3">;</text:span></text:p>
      <text:p text:style-name="P2">        <text:span text:style-name="T5">width</text:span><text:span text:style-name="T3">:</text:span><text:span text:style-name="T9">100</text:span><text:span text:style-name="T2">%</text:span><text:span text:style-name="T3">;</text:span></text:p>
      <text:p text:style-name="P2">    <text:span text:style-name="T3">}</text:span></text:p>
      <text:p text:style-name="P2">    <text:span text:style-name="T12">/* Mission Statement */</text:span></text:p>
      <text:p text:style-name="P2">    <text:span text:style-name="T11">#about-us</text:span><text:span text:style-name="T3"> {</text:span></text:p>
      <text:p text:style-name="P2">        <text:span text:style-name="T5">margin-top</text:span><text:span text:style-name="T3">: </text:span><text:span text:style-name="T9">10</text:span><text:span text:style-name="T2">px</text:span><text:span text:style-name="T3">;</text:span></text:p>
      <text:p text:style-name="P2">        <text:span text:style-name="T5">margin-left</text:span><text:span text:style-name="T3">:</text:span><text:span text:style-name="T9">50</text:span><text:span text:style-name="T2">px</text:span><text:span text:style-name="T3">;</text:span></text:p>
      <text:p text:style-name="P2"><text:soft-page-break/>        <text:span text:style-name="T12">/* width:140%; */</text:span></text:p>
      <text:p text:style-name="P2">    <text:span text:style-name="T3">}</text:span></text:p>
      <text:p text:style-name="P2">    <text:span text:style-name="T12">/* ANIMAL MODALS */</text:span></text:p>
      <text:p text:style-name="P2">    <text:span text:style-name="T11">#profile-row</text:span><text:span text:style-name="T3"> {</text:span></text:p>
      <text:p text:style-name="P2">        <text:span text:style-name="T5">margin</text:span><text:span text:style-name="T3">: </text:span><text:span text:style-name="T9">10</text:span><text:span text:style-name="T2">px</text:span><text:span text:style-name="T3"> </text:span><text:span text:style-name="T9">-50</text:span><text:span text:style-name="T2">px</text:span><text:span text:style-name="T3"> </text:span><text:span text:style-name="T9">0</text:span><text:span text:style-name="T2">px</text:span><text:span text:style-name="T3"> </text:span><text:span text:style-name="T9">20</text:span><text:span text:style-name="T2">px</text:span><text:span text:style-name="T3">;</text:span></text:p>
      <text:p text:style-name="P2">        <text:span text:style-name="T12">/* width:140%; */</text:span></text:p>
      <text:p text:style-name="P2">    <text:span text:style-name="T3">}</text:span></text:p>
      <text:p text:style-name="P2">    <text:span text:style-name="T11">.modal-content</text:span><text:span text:style-name="T3"> {</text:span></text:p>
      <text:p text:style-name="P2">        <text:span text:style-name="T5">margin</text:span><text:span text:style-name="T3">: </text:span><text:span text:style-name="T9">10</text:span><text:span text:style-name="T2">px</text:span><text:span text:style-name="T3"> </text:span><text:span text:style-name="T9">0</text:span><text:span text:style-name="T2">px</text:span><text:span text:style-name="T3"> </text:span><text:span text:style-name="T9">50</text:span><text:span text:style-name="T2">px</text:span><text:span text:style-name="T3"> </text:span><text:span text:style-name="T9">175</text:span><text:span text:style-name="T2">px</text:span><text:span text:style-name="T3">;</text:span></text:p>
      <text:p text:style-name="P2">    <text:span text:style-name="T3">}</text:span></text:p>
      <text:p text:style-name="P2">    <text:span text:style-name="T11">#animal-image</text:span><text:span text:style-name="T3"> {</text:span></text:p>
      <text:p text:style-name="P2">        <text:span text:style-name="T5">width</text:span><text:span text:style-name="T3">: </text:span><text:span text:style-name="T9">100</text:span><text:span text:style-name="T2">%</text:span><text:span text:style-name="T3">;</text:span></text:p>
      <text:p text:style-name="P2">    <text:span text:style-name="T3">}</text:span></text:p>
      <text:p text:style-name="P2">    <text:span text:style-name="T11">#status-img</text:span><text:span text:style-name="T3"> {</text:span></text:p>
      <text:p text:style-name="P2">        <text:span text:style-name="T5">margin-left</text:span><text:span text:style-name="T3">: </text:span><text:span text:style-name="T9">0</text:span><text:span text:style-name="T2">px</text:span><text:span text:style-name="T3">;</text:span></text:p>
      <text:p text:style-name="P2">    <text:span text:style-name="T3">}</text:span></text:p>
      <text:p text:style-name="P2">    <text:span text:style-name="T11">#graph</text:span><text:span text:style-name="T3"> {</text:span></text:p>
      <text:p text:style-name="P2">        <text:span text:style-name="T5">margin-top</text:span><text:span text:style-name="T3">: </text:span><text:span text:style-name="T9">20</text:span><text:span text:style-name="T2">px</text:span><text:span text:style-name="T3">;</text:span></text:p>
      <text:p text:style-name="P2">        <text:span text:style-name="T5">margin-bottom</text:span><text:span text:style-name="T3">: </text:span><text:span text:style-name="T9">10</text:span><text:span text:style-name="T2">px</text:span><text:span text:style-name="T3">;</text:span></text:p>
      <text:p text:style-name="P2">    <text:span text:style-name="T3">}</text:span></text:p>
      <text:p text:style-name="P2">    <text:span text:style-name="T12">/* DEFOREST INFO */</text:span></text:p>
      <text:p text:style-name="P2">    <text:span text:style-name="T11">#deforest-info</text:span><text:span text:style-name="T3">{</text:span></text:p>
      <text:p text:style-name="P2">        <text:span text:style-name="T12">/* margin: 15px; */</text:span></text:p>
      <text:p text:style-name="P2">        <text:span text:style-name="T5">width</text:span><text:span text:style-name="T3">:</text:span><text:span text:style-name="T9">100</text:span><text:span text:style-name="T2">%</text:span><text:span text:style-name="T3">;</text:span></text:p>
      <text:p text:style-name="P2">    <text:span text:style-name="T3">}</text:span></text:p>
      <text:p text:style-name="P2">    <text:span text:style-name="T11">#deforest-img1</text:span><text:span text:style-name="T3">{</text:span></text:p>
      <text:p text:style-name="P2">        <text:span text:style-name="T5">margin-top</text:span><text:span text:style-name="T3">: </text:span><text:span text:style-name="T9">10</text:span><text:span text:style-name="T2">px</text:span><text:span text:style-name="T3">;</text:span></text:p>
      <text:p text:style-name="P2">        <text:span text:style-name="T5">margin-right</text:span><text:span text:style-name="T3">:</text:span><text:span text:style-name="T9">100</text:span><text:span text:style-name="T2">px</text:span><text:span text:style-name="T3">;</text:span></text:p>
      <text:p text:style-name="P2">        <text:span text:style-name="T5">float</text:span><text:span text:style-name="T3">:</text:span><text:span text:style-name="T6">left</text:span><text:span text:style-name="T3">;</text:span></text:p>
      <text:p text:style-name="P2">    <text:span text:style-name="T3">}</text:span></text:p>
      <text:p text:style-name="P2">    <text:span text:style-name="T11">#deforest-img2</text:span><text:span text:style-name="T3">{</text:span></text:p>
      <text:p text:style-name="P2">        <text:span text:style-name="T5">margin-top</text:span><text:span text:style-name="T3">: </text:span><text:span text:style-name="T9">10</text:span><text:span text:style-name="T2">px</text:span><text:span text:style-name="T3">;</text:span></text:p>
      <text:p text:style-name="P2">        <text:span text:style-name="T5">float</text:span><text:span text:style-name="T3">:</text:span><text:span text:style-name="T6">right</text:span><text:span text:style-name="T3">;</text:span></text:p>
      <text:p text:style-name="P2">    <text:span text:style-name="T3">} </text:span></text:p>
      <text:p text:style-name="P2">    <text:span text:style-name="T12">/* CLIMATE INFO */</text:span></text:p>
      <text:p text:style-name="P2">    <text:span text:style-name="T11">#climate-info</text:span><text:span text:style-name="T3">{</text:span></text:p>
      <text:p text:style-name="P2">        <text:span text:style-name="T5">margin</text:span><text:span text:style-name="T3">: </text:span><text:span text:style-name="T9">15</text:span><text:span text:style-name="T2">px</text:span><text:span text:style-name="T3">;</text:span></text:p>
      <text:p text:style-name="P2">        <text:span text:style-name="T5">width</text:span><text:span text:style-name="T3">:</text:span><text:span text:style-name="T9">100</text:span><text:span text:style-name="T2">%</text:span><text:span text:style-name="T3">;</text:span></text:p>
      <text:p text:style-name="P2">    <text:span text:style-name="T3">}</text:span></text:p>
      <text:p text:style-name="P2">    <text:span text:style-name="T11">#climate-img1</text:span><text:span text:style-name="T3">{</text:span></text:p>
      <text:p text:style-name="P2">        <text:span text:style-name="T5">margin-top</text:span><text:span text:style-name="T3">:</text:span><text:span text:style-name="T9">70</text:span><text:span text:style-name="T2">px</text:span><text:span text:style-name="T3">;</text:span></text:p>
      <text:p text:style-name="P2">        <text:span text:style-name="T5">margin-left</text:span><text:span text:style-name="T3">:</text:span><text:span text:style-name="T9">100</text:span><text:span text:style-name="T2">px</text:span><text:span text:style-name="T3">;</text:span></text:p>
      <text:p text:style-name="P2">        <text:span text:style-name="T5">float</text:span><text:span text:style-name="T3">:</text:span><text:span text:style-name="T6">left</text:span><text:span text:style-name="T3">;</text:span></text:p>
      <text:p text:style-name="P2">    <text:span text:style-name="T3">}</text:span></text:p>
      <text:p text:style-name="P2">    <text:span text:style-name="T11">#climate-img2</text:span><text:span text:style-name="T3">{</text:span></text:p>
      <text:p text:style-name="P2">        <text:span text:style-name="T5">margin-top</text:span><text:span text:style-name="T3">:</text:span><text:span text:style-name="T9">70</text:span><text:span text:style-name="T2">px</text:span><text:span text:style-name="T3">;</text:span></text:p>
      <text:p text:style-name="P2">        <text:span text:style-name="T5">float</text:span><text:span text:style-name="T3">:</text:span><text:span text:style-name="T6">right</text:span><text:span text:style-name="T3">;</text:span></text:p>
      <text:p text:style-name="P2"><text:soft-page-break/>    <text:span text:style-name="T3">}</text:span></text:p>
      <text:p text:style-name="P2">    <text:span text:style-name="T12">/* POACHING INFO */</text:span></text:p>
      <text:p text:style-name="P2">    <text:span text:style-name="T11">#poaching-info</text:span><text:span text:style-name="T3">{</text:span></text:p>
      <text:p text:style-name="P2">        <text:span text:style-name="T5">margin</text:span><text:span text:style-name="T3">: </text:span><text:span text:style-name="T9">15</text:span><text:span text:style-name="T2">px</text:span><text:span text:style-name="T3">;</text:span></text:p>
      <text:p text:style-name="P2">        <text:span text:style-name="T5">width</text:span><text:span text:style-name="T3">:</text:span><text:span text:style-name="T9">100</text:span><text:span text:style-name="T2">%</text:span><text:span text:style-name="T3">;</text:span></text:p>
      <text:p text:style-name="P2">    <text:span text:style-name="T3">}</text:span></text:p>
      <text:p text:style-name="P2">    <text:span text:style-name="T11">#poaching-img1</text:span><text:span text:style-name="T3">{</text:span></text:p>
      <text:p text:style-name="P2">        <text:span text:style-name="T5">margin-top</text:span><text:span text:style-name="T3">:</text:span><text:span text:style-name="T9">70</text:span><text:span text:style-name="T2">px</text:span><text:span text:style-name="T3">;</text:span></text:p>
      <text:p text:style-name="P2">        <text:span text:style-name="T5">float</text:span><text:span text:style-name="T3">:</text:span><text:span text:style-name="T6">right</text:span><text:span text:style-name="T3">;</text:span></text:p>
      <text:p text:style-name="P2">    <text:span text:style-name="T3">}</text:span></text:p>
      <text:p text:style-name="P2">    <text:span text:style-name="T11">#poaching-img2</text:span><text:span text:style-name="T3">{</text:span></text:p>
      <text:p text:style-name="P2">        <text:span text:style-name="T5">margin-top</text:span><text:span text:style-name="T3">:</text:span><text:span text:style-name="T9">70</text:span><text:span text:style-name="T2">px</text:span><text:span text:style-name="T3">;</text:span></text:p>
      <text:p text:style-name="P2">        <text:span text:style-name="T5">float</text:span><text:span text:style-name="T3">:</text:span><text:span text:style-name="T6">right</text:span><text:span text:style-name="T3">;</text:span></text:p>
      <text:p text:style-name="P2">    <text:span text:style-name="T3">}</text:span></text:p>
      <text:p text:style-name="P2">    <text:span text:style-name="T11">#poaching-img3</text:span><text:span text:style-name="T3">{</text:span></text:p>
      <text:p text:style-name="P2">        <text:span text:style-name="T5">margin-top</text:span><text:span text:style-name="T3">:</text:span><text:span text:style-name="T9">70</text:span><text:span text:style-name="T2">px</text:span><text:span text:style-name="T3">;</text:span></text:p>
      <text:p text:style-name="P2">        <text:span text:style-name="T5">float</text:span><text:span text:style-name="T3">:</text:span><text:span text:style-name="T6">right</text:span><text:span text:style-name="T3">;</text:span></text:p>
      <text:p text:style-name="P2">    <text:span text:style-name="T3">}</text:span></text:p>
      <text:p text:style-name="P2">    </text:p>
      <text:p text:style-name="P2">    <text:span text:style-name="T12">/* SUBSCRIBE AND CONTACT MODAL */</text:span></text:p>
      <text:p text:style-name="P2">    <text:span text:style-name="T11">#subscribe-modal-content</text:span><text:span text:style-name="T3">{</text:span></text:p>
      <text:p text:style-name="P2">        <text:span text:style-name="T5">width</text:span><text:span text:style-name="T3">:</text:span><text:span text:style-name="T9">50</text:span><text:span text:style-name="T2">%</text:span><text:span text:style-name="T3">;</text:span></text:p>
      <text:p text:style-name="P2">        <text:span text:style-name="T5">height</text:span><text:span text:style-name="T3">:</text:span><text:span text:style-name="T9">40</text:span><text:span text:style-name="T2">%</text:span><text:span text:style-name="T3">;</text:span></text:p>
      <text:p text:style-name="P2">        <text:span text:style-name="T5">margin-top</text:span><text:span text:style-name="T3">:</text:span><text:span text:style-name="T9">40</text:span><text:span text:style-name="T2">%</text:span><text:span text:style-name="T3">;</text:span></text:p>
      <text:p text:style-name="P2">        <text:span text:style-name="T5">margin-bottom</text:span><text:span text:style-name="T3">:</text:span><text:span text:style-name="T9">10</text:span><text:span text:style-name="T2">%</text:span><text:span text:style-name="T3">;</text:span></text:p>
      <text:p text:style-name="P2">    <text:span text:style-name="T3">}</text:span></text:p>
      <text:p text:style-name="P2">    <text:span text:style-name="T11">#sub-logo-words</text:span><text:span text:style-name="T3"> {</text:span></text:p>
      <text:p text:style-name="P2">        <text:span text:style-name="T5">width</text:span><text:span text:style-name="T3">:</text:span><text:span text:style-name="T9">100</text:span><text:span text:style-name="T2">px</text:span><text:span text:style-name="T3">;</text:span></text:p>
      <text:p text:style-name="P2">    <text:span text:style-name="T3">}</text:span></text:p>
      <text:p text:style-name="P2">    <text:span text:style-name="T11">#sub-logo-globe</text:span><text:span text:style-name="T3"> {</text:span></text:p>
      <text:p text:style-name="P2">        <text:span text:style-name="T5">width</text:span><text:span text:style-name="T3">: </text:span><text:span text:style-name="T9">25</text:span><text:span text:style-name="T2">px</text:span><text:span text:style-name="T3">;</text:span></text:p>
      <text:p text:style-name="P2">        <text:span text:style-name="T5">margin-top</text:span><text:span text:style-name="T3">: </text:span><text:span text:style-name="T9">-130</text:span><text:span text:style-name="T2">px</text:span><text:span text:style-name="T3">;</text:span></text:p>
      <text:p text:style-name="P2">        <text:span text:style-name="T5">margin-left</text:span><text:span text:style-name="T3">: </text:span><text:span text:style-name="T9">220</text:span><text:span text:style-name="T2">px</text:span><text:span text:style-name="T3">;</text:span></text:p>
      <text:p text:style-name="P2">    <text:span text:style-name="T3">}</text:span></text:p>
      <text:p text:style-name="P2">    <text:span text:style-name="T11">#contact-modal-content</text:span><text:span text:style-name="T3">{</text:span></text:p>
      <text:p text:style-name="P2">        <text:span text:style-name="T5">width</text:span><text:span text:style-name="T3">:</text:span><text:span text:style-name="T9">50</text:span><text:span text:style-name="T2">%</text:span><text:span text:style-name="T3">;</text:span></text:p>
      <text:p text:style-name="P2">        <text:span text:style-name="T5">height</text:span><text:span text:style-name="T3">:</text:span><text:span text:style-name="T9">45</text:span><text:span text:style-name="T2">%</text:span><text:span text:style-name="T3">;</text:span></text:p>
      <text:p text:style-name="P2">        <text:span text:style-name="T5">margin-top</text:span><text:span text:style-name="T3">:</text:span><text:span text:style-name="T9">40</text:span><text:span text:style-name="T2">%</text:span><text:span text:style-name="T3">;</text:span></text:p>
      <text:p text:style-name="P2">        <text:span text:style-name="T5">margin-bottom</text:span><text:span text:style-name="T3">:</text:span><text:span text:style-name="T9">10</text:span><text:span text:style-name="T2">%</text:span><text:span text:style-name="T3">;</text:span></text:p>
      <text:p text:style-name="P2">    <text:span text:style-name="T3">}</text:span></text:p>
      <text:p text:style-name="P2">    <text:span text:style-name="T11">#con-logo-words</text:span><text:span text:style-name="T3"> {</text:span></text:p>
      <text:p text:style-name="P2">        <text:span text:style-name="T5">width</text:span><text:span text:style-name="T3">:</text:span><text:span text:style-name="T9">100</text:span><text:span text:style-name="T2">px</text:span><text:span text:style-name="T3">;</text:span></text:p>
      <text:p text:style-name="P2">    <text:span text:style-name="T3">}</text:span></text:p>
      <text:p text:style-name="P2">    <text:span text:style-name="T11">#con-logo-globe</text:span><text:span text:style-name="T3"> {</text:span></text:p>
      <text:p text:style-name="P2">        <text:span text:style-name="T5">width</text:span><text:span text:style-name="T3">: </text:span><text:span text:style-name="T9">25</text:span><text:span text:style-name="T2">px</text:span><text:span text:style-name="T3">;</text:span></text:p>
      <text:p text:style-name="P2">        <text:span text:style-name="T5">margin-top</text:span><text:span text:style-name="T3">: </text:span><text:span text:style-name="T9">-130</text:span><text:span text:style-name="T2">px</text:span><text:span text:style-name="T3">;</text:span></text:p>
      <text:p text:style-name="P2">        <text:span text:style-name="T5">margin-left</text:span><text:span text:style-name="T3">: </text:span><text:span text:style-name="T9">220</text:span><text:span text:style-name="T2">px</text:span><text:span text:style-name="T3">;</text:span></text:p>
      <text:p text:style-name="P2"><text:soft-page-break/>    <text:span text:style-name="T3">}</text:span></text:p>
      <text:p text:style-name="P2">    </text:p>
      <text:p text:style-name="P2">        <text:span text:style-name="T3">}</text:span></text:p>
      <text:p text:style-name="P2">    </text:p>
      <text:p text:style-name="P2">    </text:p>
      <text:p text:style-name="P2">    </text:p>
      <text:p text:style-name="P2">    <text:span text:style-name="T2">@media</text:span><text:span text:style-name="T3"> </text:span><text:span text:style-name="T6">screen</text:span><text:span text:style-name="T3"> </text:span><text:span text:style-name="T2">and</text:span><text:span text:style-name="T3"> (</text:span><text:span text:style-name="T5">max-width</text:span><text:span text:style-name="T3">: </text:span><text:span text:style-name="T9">3700</text:span><text:span text:style-name="T2">px</text:span><text:span text:style-name="T3">) {</text:span></text:p>
      <text:p text:style-name="P2">    </text:p>
      <text:p text:style-name="P2">    <text:span text:style-name="T3">}</text:span></text:p>
      <text:p text:style-name="P6"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soft-pag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'Courier New', monospace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02T10:22:49.428000000</meta:creation-date>
    <dc:date>2020-10-02T13:59:40.796000000</dc:date>
    <meta:editing-duration>PT3H26M17S</meta:editing-duration>
    <meta:editing-cycles>1</meta:editing-cycles>
    <meta:document-statistic meta:table-count="0" meta:image-count="0" meta:object-count="0" meta:page-count="14" meta:paragraph-count="497" meta:word-count="969" meta:character-count="9052" meta:non-whitespace-character-count="6839"/>
    <meta:generator>LibreOffice/6.2.8.2$Windows_X86_64 LibreOffice_project/f82ddfca21ebc1e222a662a32b25c0c9d20169ee</meta:generator>
  </office:meta>
</office:document-meta>
</file>